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co14" style:family="table-column">
      <style:table-column-properties fo:break-before="auto" style:column-width="1.6437in"/>
    </style:style>
    <style:style style:name="co16" style:family="table-column">
      <style:table-column-properties fo:break-before="auto" style:column-width="1.0984in"/>
    </style:style>
    <style:style style:name="co17" style:family="table-column">
      <style:table-column-properties fo:break-before="auto" style:column-width="3.2555in"/>
    </style:style>
    <style:style style:name="co18" style:family="table-column">
      <style:table-column-properties fo:break-before="auto" style:column-width="3.1965in"/>
    </style:style>
    <style:style style:name="co19" style:family="table-column">
      <style:table-column-properties fo:break-before="auto" style:column-width="2.8457in"/>
    </style:style>
    <style:style style:name="co20" style:family="table-column">
      <style:table-column-properties fo:break-before="auto" style:column-width="2.2807in"/>
    </style:style>
    <style:style style:name="co21" style:family="table-column">
      <style:table-column-properties fo:break-before="auto" style:column-width="2.6701in"/>
    </style:style>
    <style:style style:name="co22" style:family="table-column">
      <style:table-column-properties fo:break-before="auto" style:column-width="1.5291in"/>
    </style:style>
    <style:style style:name="co23" style:family="table-column">
      <style:table-column-properties fo:break-before="auto" style:column-width="1.172in"/>
    </style:style>
    <style:style style:name="co24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text-position="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text-position="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6600" style:vertical-align="middl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onospace" fo:font-size="13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3pt" style:language-asian="en" style:country-asian="US" style:font-style-asian="normal" style:font-weight-asian="normal" style:font-name-complex="Monospace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Monospace" fo:font-size="13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3pt" style:language-asian="en" style:country-asian="US" style:font-style-asian="normal" style:font-name-complex="Monospace" style:font-size-complex="13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ize="13pt" style:font-name-asian="Monospace" style:font-name-complex="Monospace" style:font-size-asian="13pt" style:font-size-complex="13pt" fo:color="#000000"/>
    </style:style>
    <style:style style:name="T2" style:family="text">
      <style:text-properties style:font-name="Monospace" fo:font-size="13pt" style:font-name-asian="Monospace" style:font-name-complex="Monospace" style:font-size-asian="13pt" style:font-size-complex="13pt" fo:color="#005032"/>
    </style:style>
  </office:automatic-styles>
  <office:body>
    <office:spreadsheet>
      <table:table table:name="sin_table_pw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table:style-name="ce1" office:value-type="string" calcext:value-type="string">
            <text:p>From Max</text:p>
          </table:table-cell>
          <table:table-cell table:style-name="ce1"/>
          <table:table-cell office:value-type="float" office:value="1023" calcext:value-type="float">
            <text:p>1023</text:p>
          </table:table-cell>
          <table:table-cell/>
          <table:table-cell table:style-name="ce1"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table:style-name="ce1" office:value-type="string" calcext:value-type="string">
            <text:p>From Mi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2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ce5"/>
        <table:table-row table:style-name="ro1" table:number-rows-repeated="2"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/>
          <table:table-cell table:style-name="Default"/>
        </table:table-row>
        <table:table-row table:style-name="ro1">
          <table:covered-table-cell table:style-name="ce1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74157: Multiplexer</text:p>
          </table:table-cell>
          <table:covered-table-cell table:style-name="ce13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/>
          <table:table-cell table:style-name="ce1" office:value-type="string" calcext:value-type="string">
            <text:p>normal operation t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4];[.C34];[.D34];[.E34];[.F34];[.G34];[.H34];[.I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5];[.C35];[.D35];[.E35];[.F35];[.G35];[.H35];[.I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7];[.C67];[.D67];[.E67];[.F67];[.G67];[.H67];[.I6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8];[.C68];[.D68];[.E68];[.F68];[.G68];[.H68];[.I6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0];[.C100];[.D100];[.E100];[.F100];[.G100];[.H100];[.I1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1];[.C101];[.D101];[.E101];[.F101];[.G101];[.H101];[.I10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3];[.C133];[.D133];[.E133];[.F133];[.G133];[.H133];[.I13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4];[.C134];[.D134];[.E134];[.F134];[.G134];[.H134];[.I13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6];[.C166];[.D166];[.E166];[.F166];[.G166];[.H166];[.I16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7];[.C167];[.D167];[.E167];[.F167];[.G167];[.H167];[.I16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9];[.C199];[.D199];[.E199];[.F199];[.G199];[.H199];[.I1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0];[.C200];[.D200];[.E200];[.F200];[.G200];[.H200];[.I2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2];[.C232];[.D232];[.E232];[.F232];[.G232];[.H232];[.I23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3];[.C233];[.D233];[.E233];[.F233];[.G233];[.H233];[.I2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&quot;)" office:value-type="string" office:string-value="0b10101100," calcext:value-type="string">
            <text:p>0b10101100,</text:p>
          </table:table-cell>
        </table:table-row>
      </table:table>
      <table:table table:name="decay_mode_table" table:style-name="ta1">
        <office:forms form:automatic-focus="false" form:apply-design-mode="false"/>
        <table:table-column table:style-name="co7" table:number-columns-repeated="2" table:default-cell-style-name="ce30"/>
        <table:table-column table:style-name="co7" table:number-columns-repeated="3" table:default-cell-style-name="ce29"/>
        <table:table-column table:style-name="co16" table:default-cell-style-name="ce29"/>
        <table:table-column table:style-name="co7" table:default-cell-style-name="ce35"/>
        <table:table-column table:style-name="co7" table:default-cell-style-name="Default"/>
        <table:table-column table:style-name="co7" table:default-cell-style-name="ce35"/>
        <table:table-column table:style-name="co7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row table:style-name="ro1" table:number-rows-repeated="7">
          <table:table-cell table:style-name="Default" table:number-columns-repeated="7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string" calcext:value-type="string">
            <text:p>Fast Decay enabled by activating reverse transistors/FETs</text:p>
          </table:table-cell>
          <table:table-cell table:style-name="ce42" office:value-type="string" calcext:value-type="string">
            <text:p>Slow, Decay enabled by low side transistors/FETS</text:p>
          </table:table-cell>
          <table:table-cell table:style-name="Default" table:number-columns-repeated="2"/>
          <table:table-cell table:style-name="Default" office:value-type="string" calcext:value-type="string">
            <text:p><text:s/>Dead Time PAtter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H1 AL1</text:p>
          </table:table-cell>
          <table:table-cell table:style-name="Default" office:value-type="string" calcext:value-type="string">
            <text:p>BH1 BL1</text:p>
          </table:table-cell>
          <table:table-cell table:style-name="Default" office:value-type="string" calcext:value-type="string">
            <text:p>AH2 AL2</text:p>
          </table:table-cell>
          <table:table-cell table:style-name="Default" office:value-type="string" calcext:value-type="string">
            <text:p>BH2 BL2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Fast Decay</text:p>
          </table:table-cell>
          <table:table-cell office:value-type="string" calcext:value-type="string">
            <text:p>Slow, Decay</text:p>
          </table:table-cell>
          <table:table-cell table:style-name="Default"/>
          <table:table-cell table:style-name="ce25" office:value-type="string" calcext:value-type="string">
            <text:p>Select channel B to disable PWM</text:p>
          </table:table-cell>
          <table:table-cell table:style-name="ce43" office:value-type="string" calcext:value-type="string">
            <text:p>Dsiable all gates rest dont care</text:p>
          </table:table-cell>
          <table:table-cell table:style-name="ce25" office:value-type="string" calcext:value-type="string">
            <text:p>Fast decay Table</text:p>
          </table:table-cell>
          <table:table-cell table:style-name="ce25" office:value-type="string" calcext:value-type="string">
            <text:p>Slow, Decay Table</text:p>
          </table:table-cell>
          <table:table-cell table:style-name="ce25" office:value-type="string" calcext:value-type="string">
            <text:p>Dead time table</text:p>
          </table:table-cell>
        </table:table-row>
        <table:table-row table:style-name="ro2">
          <table:table-cell table:style-name="Default"/>
          <table:table-cell table:style-name="ce29" office:value-type="string" calcext:value-type="string">
            <text:p>Direction</text:p>
          </table:table-cell>
          <table:table-cell table:style-name="ce34" office:value-type="string" calcext:value-type="string">
            <text:p>CNT1</text:p>
          </table:table-cell>
          <table:table-cell table:style-name="ce38" office:value-type="string" calcext:value-type="string">
            <text:p>NotCNT1</text:p>
          </table:table-cell>
          <table:table-cell table:style-name="ce38" office:value-type="string" calcext:value-type="string">
            <text:p>CNT2</text:p>
          </table:table-cell>
          <table:table-cell table:style-name="ce38" office:value-type="string" calcext:value-type="string">
            <text:p>Not CNT2</text:p>
          </table:table-cell>
          <table:table-cell table:style-name="ce30" office:value-type="string" calcext:value-type="string">
            <text:p>CCP1</text:p>
          </table:table-cell>
          <table:table-cell table:style-name="ce30" office:value-type="string" calcext:value-type="string">
            <text:p>CCP2</text:p>
          </table:table-cell>
          <table:table-cell table:style-name="Default" office:value-type="string" calcext:value-type="string">
            <text:p>CCP1 decay</text:p>
          </table:table-cell>
          <table:table-cell table:style-name="Default" office:value-type="string" calcext:value-type="string">
            <text:p>CCP2 Decay</text:p>
          </table:table-cell>
          <table:table-cell table:number-columns-repeated="2" table:style-name="ce34" office:value-type="string" calcext:value-type="string">
            <text:p>CNT1 NotCNT1 CNT2 Not CNT2</text:p>
          </table:table-cell>
          <table:table-cell table:style-name="ce38" office:value-type="string" calcext:value-type="string">
            <text:p>Enable_A_B Enable_C_D</text:p>
          </table:table-cell>
          <table:table-cell table:style-name="ce38" office:value-type="string" calcext:value-type="string">
            <text:p>Select Strobe</text:p>
          </table:table-cell>
          <table:table-cell table:style-name="ce38" office:value-type="string" calcext:value-type="string">
            <text:p>Enable_A_B Enable_C_D</text:p>
          </table:table-cell>
          <table:table-cell table:style-name="Default" table:number-columns-repeated="2"/>
          <table:table-cell table:style-name="Default" office:value-type="string" calcext:value-type="string">
            <text:p>xxxx00xx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1]=1;0;1) ;IF([.D11];0;1);IF([.E11];1;0);IF([.F1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];[.M11];[.N11];&quot;,&quot;)" office:value-type="string" office:string-value="0b01101110," calcext:value-type="string">
            <text:p>0b01101110,</text:p>
          </table:table-cell>
          <table:table-cell table:formula="of:=CONCATENATE(&quot;0b&quot;;[.L11];[.M11];[.N11];&quot;,&quot;)" office:value-type="string" office:string-value="0b00001110," calcext:value-type="string">
            <text:p>0b00001110,</text:p>
          </table:table-cell>
          <table:table-cell table:formula="of:=CONCATENATE(&quot;0b&quot;;[.L11];[.O11];[.N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2]=1;0;1) ;IF([.D12];0;1);IF([.E12];1;0);IF([.F1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];[.M12];[.N12];&quot;,&quot;)" office:value-type="string" office:string-value="0b01101110," calcext:value-type="string">
            <text:p>0b01101110,</text:p>
          </table:table-cell>
          <table:table-cell table:formula="of:=CONCATENATE(&quot;0b&quot;;[.L12];[.M12];[.N12];&quot;,&quot;)" office:value-type="string" office:string-value="0b00001110," calcext:value-type="string">
            <text:p>0b00001110,</text:p>
          </table:table-cell>
          <table:table-cell table:formula="of:=CONCATENATE(&quot;0b&quot;;[.L12];[.O12];[.N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3]=1;0;1) ;IF([.D13];0;1);IF([.E13];1;0);IF([.F1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];[.M13];[.N13];&quot;,&quot;)" office:value-type="string" office:string-value="0b01101110," calcext:value-type="string">
            <text:p>0b01101110,</text:p>
          </table:table-cell>
          <table:table-cell table:formula="of:=CONCATENATE(&quot;0b&quot;;[.L13];[.M13];[.N13];&quot;,&quot;)" office:value-type="string" office:string-value="0b00001110," calcext:value-type="string">
            <text:p>0b00001110,</text:p>
          </table:table-cell>
          <table:table-cell table:formula="of:=CONCATENATE(&quot;0b&quot;;[.L13];[.O13];[.N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]=1;0;1) ;IF([.D14];0;1);IF([.E14];1;0);IF([.F1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];[.M14];[.N14];&quot;,&quot;)" office:value-type="string" office:string-value="0b01101110," calcext:value-type="string">
            <text:p>0b01101110,</text:p>
          </table:table-cell>
          <table:table-cell table:formula="of:=CONCATENATE(&quot;0b&quot;;[.L14];[.M14];[.N14];&quot;,&quot;)" office:value-type="string" office:string-value="0b00001110," calcext:value-type="string">
            <text:p>0b00001110,</text:p>
          </table:table-cell>
          <table:table-cell table:formula="of:=CONCATENATE(&quot;0b&quot;;[.L14];[.O14];[.N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]=1;0;1) ;IF([.D15];0;1);IF([.E15];1;0);IF([.F1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];[.M15];[.N15];&quot;,&quot;)" office:value-type="string" office:string-value="0b01101110," calcext:value-type="string">
            <text:p>0b01101110,</text:p>
          </table:table-cell>
          <table:table-cell table:formula="of:=CONCATENATE(&quot;0b&quot;;[.L15];[.M15];[.N15];&quot;,&quot;)" office:value-type="string" office:string-value="0b00001110," calcext:value-type="string">
            <text:p>0b00001110,</text:p>
          </table:table-cell>
          <table:table-cell table:formula="of:=CONCATENATE(&quot;0b&quot;;[.L15];[.O15];[.N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]=1;0;1) ;IF([.D16];0;1);IF([.E16];1;0);IF([.F1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];[.M16];[.N16];&quot;,&quot;)" office:value-type="string" office:string-value="0b01101110," calcext:value-type="string">
            <text:p>0b01101110,</text:p>
          </table:table-cell>
          <table:table-cell table:formula="of:=CONCATENATE(&quot;0b&quot;;[.L16];[.M16];[.N16];&quot;,&quot;)" office:value-type="string" office:string-value="0b00001110," calcext:value-type="string">
            <text:p>0b00001110,</text:p>
          </table:table-cell>
          <table:table-cell table:formula="of:=CONCATENATE(&quot;0b&quot;;[.L16];[.O16];[.N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7]=1;0;1) ;IF([.D17];0;1);IF([.E17];1;0);IF([.F1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];[.M17];[.N17];&quot;,&quot;)" office:value-type="string" office:string-value="0b01101110," calcext:value-type="string">
            <text:p>0b01101110,</text:p>
          </table:table-cell>
          <table:table-cell table:formula="of:=CONCATENATE(&quot;0b&quot;;[.L17];[.M17];[.N17];&quot;,&quot;)" office:value-type="string" office:string-value="0b00001110," calcext:value-type="string">
            <text:p>0b00001110,</text:p>
          </table:table-cell>
          <table:table-cell table:formula="of:=CONCATENATE(&quot;0b&quot;;[.L17];[.O17];[.N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8]=1;0;1) ;IF([.D18];0;1);IF([.E18];1;0);IF([.F1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];[.M18];[.N18];&quot;,&quot;)" office:value-type="string" office:string-value="0b01101110," calcext:value-type="string">
            <text:p>0b01101110,</text:p>
          </table:table-cell>
          <table:table-cell table:formula="of:=CONCATENATE(&quot;0b&quot;;[.L18];[.M18];[.N18];&quot;,&quot;)" office:value-type="string" office:string-value="0b00001110," calcext:value-type="string">
            <text:p>0b00001110,</text:p>
          </table:table-cell>
          <table:table-cell table:formula="of:=CONCATENATE(&quot;0b&quot;;[.L18];[.O18];[.N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9]=1;0;1) ;IF([.D19];0;1);IF([.E19];1;0);IF([.F1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];[.M19];[.N19];&quot;,&quot;)" office:value-type="string" office:string-value="0b01101110," calcext:value-type="string">
            <text:p>0b01101110,</text:p>
          </table:table-cell>
          <table:table-cell table:formula="of:=CONCATENATE(&quot;0b&quot;;[.L19];[.M19];[.N19];&quot;,&quot;)" office:value-type="string" office:string-value="0b00001110," calcext:value-type="string">
            <text:p>0b00001110,</text:p>
          </table:table-cell>
          <table:table-cell table:formula="of:=CONCATENATE(&quot;0b&quot;;[.L19];[.O19];[.N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]=1;0;1) ;IF([.D20];0;1);IF([.E20];1;0);IF([.F2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];[.M20];[.N20];&quot;,&quot;)" office:value-type="string" office:string-value="0b01101110," calcext:value-type="string">
            <text:p>0b01101110,</text:p>
          </table:table-cell>
          <table:table-cell table:formula="of:=CONCATENATE(&quot;0b&quot;;[.L20];[.M20];[.N20];&quot;,&quot;)" office:value-type="string" office:string-value="0b00001110," calcext:value-type="string">
            <text:p>0b00001110,</text:p>
          </table:table-cell>
          <table:table-cell table:formula="of:=CONCATENATE(&quot;0b&quot;;[.L20];[.O20];[.N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]=1;0;1) ;IF([.D21];0;1);IF([.E21];1;0);IF([.F2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];[.M21];[.N21];&quot;,&quot;)" office:value-type="string" office:string-value="0b01101110," calcext:value-type="string">
            <text:p>0b01101110,</text:p>
          </table:table-cell>
          <table:table-cell table:formula="of:=CONCATENATE(&quot;0b&quot;;[.L21];[.M21];[.N21];&quot;,&quot;)" office:value-type="string" office:string-value="0b00001110," calcext:value-type="string">
            <text:p>0b00001110,</text:p>
          </table:table-cell>
          <table:table-cell table:formula="of:=CONCATENATE(&quot;0b&quot;;[.L21];[.O21];[.N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]=1;0;1) ;IF([.D22];0;1);IF([.E22];1;0);IF([.F2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];[.M22];[.N22];&quot;,&quot;)" office:value-type="string" office:string-value="0b01101110," calcext:value-type="string">
            <text:p>0b01101110,</text:p>
          </table:table-cell>
          <table:table-cell table:formula="of:=CONCATENATE(&quot;0b&quot;;[.L22];[.M22];[.N22];&quot;,&quot;)" office:value-type="string" office:string-value="0b00001110," calcext:value-type="string">
            <text:p>0b00001110,</text:p>
          </table:table-cell>
          <table:table-cell table:formula="of:=CONCATENATE(&quot;0b&quot;;[.L22];[.O22];[.N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]=1;0;1) ;IF([.D23];0;1);IF([.E23];1;0);IF([.F2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];[.M23];[.N23];&quot;,&quot;)" office:value-type="string" office:string-value="0b01101110," calcext:value-type="string">
            <text:p>0b01101110,</text:p>
          </table:table-cell>
          <table:table-cell table:formula="of:=CONCATENATE(&quot;0b&quot;;[.L23];[.M23];[.N23];&quot;,&quot;)" office:value-type="string" office:string-value="0b00001110," calcext:value-type="string">
            <text:p>0b00001110,</text:p>
          </table:table-cell>
          <table:table-cell table:formula="of:=CONCATENATE(&quot;0b&quot;;[.L23];[.O23];[.N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4]=1;0;1) ;IF([.D24];0;1);IF([.E24];1;0);IF([.F2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];[.M24];[.N24];&quot;,&quot;)" office:value-type="string" office:string-value="0b01101110," calcext:value-type="string">
            <text:p>0b01101110,</text:p>
          </table:table-cell>
          <table:table-cell table:formula="of:=CONCATENATE(&quot;0b&quot;;[.L24];[.M24];[.N24];&quot;,&quot;)" office:value-type="string" office:string-value="0b00001110," calcext:value-type="string">
            <text:p>0b00001110,</text:p>
          </table:table-cell>
          <table:table-cell table:formula="of:=CONCATENATE(&quot;0b&quot;;[.L24];[.O24];[.N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5]=1;0;1) ;IF([.D25];0;1);IF([.E25];1;0);IF([.F2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];[.M25];[.N25];&quot;,&quot;)" office:value-type="string" office:string-value="0b01101110," calcext:value-type="string">
            <text:p>0b01101110,</text:p>
          </table:table-cell>
          <table:table-cell table:formula="of:=CONCATENATE(&quot;0b&quot;;[.L25];[.M25];[.N25];&quot;,&quot;)" office:value-type="string" office:string-value="0b00001110," calcext:value-type="string">
            <text:p>0b00001110,</text:p>
          </table:table-cell>
          <table:table-cell table:formula="of:=CONCATENATE(&quot;0b&quot;;[.L25];[.O25];[.N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6]=1;0;1) ;IF([.D26];0;1);IF([.E26];1;0);IF([.F2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];[.M26];[.N26];&quot;,&quot;)" office:value-type="string" office:string-value="0b01101110," calcext:value-type="string">
            <text:p>0b01101110,</text:p>
          </table:table-cell>
          <table:table-cell table:formula="of:=CONCATENATE(&quot;0b&quot;;[.L26];[.M26];[.N26];&quot;,&quot;)" office:value-type="string" office:string-value="0b00001110," calcext:value-type="string">
            <text:p>0b00001110,</text:p>
          </table:table-cell>
          <table:table-cell table:formula="of:=CONCATENATE(&quot;0b&quot;;[.L26];[.O26];[.N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7]=1;0;1) ;IF([.D27];0;1);IF([.E27];1;0);IF([.F2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7];[.M27];[.N27];&quot;,&quot;)" office:value-type="string" office:string-value="0b01101110," calcext:value-type="string">
            <text:p>0b01101110,</text:p>
          </table:table-cell>
          <table:table-cell table:formula="of:=CONCATENATE(&quot;0b&quot;;[.L27];[.M27];[.N27];&quot;,&quot;)" office:value-type="string" office:string-value="0b00001110," calcext:value-type="string">
            <text:p>0b00001110,</text:p>
          </table:table-cell>
          <table:table-cell table:formula="of:=CONCATENATE(&quot;0b&quot;;[.L27];[.O27];[.N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8]=1;0;1) ;IF([.D28];0;1);IF([.E28];1;0);IF([.F2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8];[.M28];[.N28];&quot;,&quot;)" office:value-type="string" office:string-value="0b01101110," calcext:value-type="string">
            <text:p>0b01101110,</text:p>
          </table:table-cell>
          <table:table-cell table:formula="of:=CONCATENATE(&quot;0b&quot;;[.L28];[.M28];[.N28];&quot;,&quot;)" office:value-type="string" office:string-value="0b00001110," calcext:value-type="string">
            <text:p>0b00001110,</text:p>
          </table:table-cell>
          <table:table-cell table:formula="of:=CONCATENATE(&quot;0b&quot;;[.L28];[.O28];[.N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9]=1;0;1) ;IF([.D29];0;1);IF([.E29];1;0);IF([.F2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9];[.M29];[.N29];&quot;,&quot;)" office:value-type="string" office:string-value="0b01101110," calcext:value-type="string">
            <text:p>0b01101110,</text:p>
          </table:table-cell>
          <table:table-cell table:formula="of:=CONCATENATE(&quot;0b&quot;;[.L29];[.M29];[.N29];&quot;,&quot;)" office:value-type="string" office:string-value="0b00001110," calcext:value-type="string">
            <text:p>0b00001110,</text:p>
          </table:table-cell>
          <table:table-cell table:formula="of:=CONCATENATE(&quot;0b&quot;;[.L29];[.O29];[.N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0]=1;0;1) ;IF([.D30];0;1);IF([.E30];1;0);IF([.F3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0];[.M30];[.N30];&quot;,&quot;)" office:value-type="string" office:string-value="0b01101110," calcext:value-type="string">
            <text:p>0b01101110,</text:p>
          </table:table-cell>
          <table:table-cell table:formula="of:=CONCATENATE(&quot;0b&quot;;[.L30];[.M30];[.N30];&quot;,&quot;)" office:value-type="string" office:string-value="0b00001110," calcext:value-type="string">
            <text:p>0b00001110,</text:p>
          </table:table-cell>
          <table:table-cell table:formula="of:=CONCATENATE(&quot;0b&quot;;[.L30];[.O30];[.N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1]=1;0;1) ;IF([.D31];0;1);IF([.E31];1;0);IF([.F3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1];[.M31];[.N31];&quot;,&quot;)" office:value-type="string" office:string-value="0b01101110," calcext:value-type="string">
            <text:p>0b01101110,</text:p>
          </table:table-cell>
          <table:table-cell table:formula="of:=CONCATENATE(&quot;0b&quot;;[.L31];[.M31];[.N31];&quot;,&quot;)" office:value-type="string" office:string-value="0b00001110," calcext:value-type="string">
            <text:p>0b00001110,</text:p>
          </table:table-cell>
          <table:table-cell table:formula="of:=CONCATENATE(&quot;0b&quot;;[.L31];[.O31];[.N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2]=1;0;1) ;IF([.D32];0;1);IF([.E32];1;0);IF([.F3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2];[.M32];[.N32];&quot;,&quot;)" office:value-type="string" office:string-value="0b01101110," calcext:value-type="string">
            <text:p>0b01101110,</text:p>
          </table:table-cell>
          <table:table-cell table:formula="of:=CONCATENATE(&quot;0b&quot;;[.L32];[.M32];[.N32];&quot;,&quot;)" office:value-type="string" office:string-value="0b00001110," calcext:value-type="string">
            <text:p>0b00001110,</text:p>
          </table:table-cell>
          <table:table-cell table:formula="of:=CONCATENATE(&quot;0b&quot;;[.L32];[.O32];[.N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3]=1;0;1) ;IF([.D33];0;1);IF([.E33];1;0);IF([.F3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3];[.M33];[.N33];&quot;,&quot;)" office:value-type="string" office:string-value="0b01101110," calcext:value-type="string">
            <text:p>0b01101110,</text:p>
          </table:table-cell>
          <table:table-cell table:formula="of:=CONCATENATE(&quot;0b&quot;;[.L33];[.M33];[.N33];&quot;,&quot;)" office:value-type="string" office:string-value="0b00001110," calcext:value-type="string">
            <text:p>0b00001110,</text:p>
          </table:table-cell>
          <table:table-cell table:formula="of:=CONCATENATE(&quot;0b&quot;;[.L33];[.O33];[.N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4]=1;0;1) ;IF([.D34];0;1);IF([.E34];1;0);IF([.F3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4];[.M34];[.N34];&quot;,&quot;)" office:value-type="string" office:string-value="0b01101110," calcext:value-type="string">
            <text:p>0b01101110,</text:p>
          </table:table-cell>
          <table:table-cell table:formula="of:=CONCATENATE(&quot;0b&quot;;[.L34];[.M34];[.N34];&quot;,&quot;)" office:value-type="string" office:string-value="0b00001110," calcext:value-type="string">
            <text:p>0b00001110,</text:p>
          </table:table-cell>
          <table:table-cell table:formula="of:=CONCATENATE(&quot;0b&quot;;[.L34];[.O34];[.N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5]=1;0;1) ;IF([.D35];0;1);IF([.E35];1;0);IF([.F3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5];[.M35];[.N35];&quot;,&quot;)" office:value-type="string" office:string-value="0b01101110," calcext:value-type="string">
            <text:p>0b01101110,</text:p>
          </table:table-cell>
          <table:table-cell table:formula="of:=CONCATENATE(&quot;0b&quot;;[.L35];[.M35];[.N35];&quot;,&quot;)" office:value-type="string" office:string-value="0b00001110," calcext:value-type="string">
            <text:p>0b00001110,</text:p>
          </table:table-cell>
          <table:table-cell table:formula="of:=CONCATENATE(&quot;0b&quot;;[.L35];[.O35];[.N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6]=1;0;1) ;IF([.D36];0;1);IF([.E36];1;0);IF([.F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6];[.M36];[.N36];&quot;,&quot;)" office:value-type="string" office:string-value="0b01101110," calcext:value-type="string">
            <text:p>0b01101110,</text:p>
          </table:table-cell>
          <table:table-cell table:formula="of:=CONCATENATE(&quot;0b&quot;;[.L36];[.M36];[.N36];&quot;,&quot;)" office:value-type="string" office:string-value="0b00001110," calcext:value-type="string">
            <text:p>0b00001110,</text:p>
          </table:table-cell>
          <table:table-cell table:formula="of:=CONCATENATE(&quot;0b&quot;;[.L36];[.O36];[.N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7]=1;0;1) ;IF([.D37];0;1);IF([.E37];1;0);IF([.F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7];[.M37];[.N37];&quot;,&quot;)" office:value-type="string" office:string-value="0b01101110," calcext:value-type="string">
            <text:p>0b01101110,</text:p>
          </table:table-cell>
          <table:table-cell table:formula="of:=CONCATENATE(&quot;0b&quot;;[.L37];[.M37];[.N37];&quot;,&quot;)" office:value-type="string" office:string-value="0b00001110," calcext:value-type="string">
            <text:p>0b00001110,</text:p>
          </table:table-cell>
          <table:table-cell table:formula="of:=CONCATENATE(&quot;0b&quot;;[.L37];[.O37];[.N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8]=1;0;1) ;IF([.D38];0;1);IF([.E38];1;0);IF([.F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8];[.M38];[.N38];&quot;,&quot;)" office:value-type="string" office:string-value="0b01101110," calcext:value-type="string">
            <text:p>0b01101110,</text:p>
          </table:table-cell>
          <table:table-cell table:formula="of:=CONCATENATE(&quot;0b&quot;;[.L38];[.M38];[.N38];&quot;,&quot;)" office:value-type="string" office:string-value="0b00001110," calcext:value-type="string">
            <text:p>0b00001110,</text:p>
          </table:table-cell>
          <table:table-cell table:formula="of:=CONCATENATE(&quot;0b&quot;;[.L38];[.O38];[.N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39]=1;0;1) ;IF([.D39];0;1);IF([.E39];1;0);IF([.F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9];[.M39];[.N39];&quot;,&quot;)" office:value-type="string" office:string-value="0b01101110," calcext:value-type="string">
            <text:p>0b01101110,</text:p>
          </table:table-cell>
          <table:table-cell table:formula="of:=CONCATENATE(&quot;0b&quot;;[.L39];[.M39];[.N39];&quot;,&quot;)" office:value-type="string" office:string-value="0b00001110," calcext:value-type="string">
            <text:p>0b00001110,</text:p>
          </table:table-cell>
          <table:table-cell table:formula="of:=CONCATENATE(&quot;0b&quot;;[.L39];[.O39];[.N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40]=1;0;1) ;IF([.D40];0;1);IF([.E40];1;0);IF([.F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0];[.M40];[.N40];&quot;,&quot;)" office:value-type="string" office:string-value="0b01101110," calcext:value-type="string">
            <text:p>0b01101110,</text:p>
          </table:table-cell>
          <table:table-cell table:formula="of:=CONCATENATE(&quot;0b&quot;;[.L40];[.M40];[.N40];&quot;,&quot;)" office:value-type="string" office:string-value="0b00001110," calcext:value-type="string">
            <text:p>0b00001110,</text:p>
          </table:table-cell>
          <table:table-cell table:formula="of:=CONCATENATE(&quot;0b&quot;;[.L40];[.O40];[.N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41]=1;0;1) ;IF([.D41];0;1);IF([.E41];1;0);IF([.F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1];[.M41];[.N41];&quot;,&quot;)" office:value-type="string" office:string-value="0b01101110," calcext:value-type="string">
            <text:p>0b01101110,</text:p>
          </table:table-cell>
          <table:table-cell table:formula="of:=CONCATENATE(&quot;0b&quot;;[.L41];[.M41];[.N41];&quot;,&quot;)" office:value-type="string" office:string-value="0b00001110," calcext:value-type="string">
            <text:p>0b00001110,</text:p>
          </table:table-cell>
          <table:table-cell table:formula="of:=CONCATENATE(&quot;0b&quot;;[.L41];[.O41];[.N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42]=1;0;1) ;IF([.D42];0;1);IF([.E42];1;0);IF([.F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2];[.M42];[.N42];&quot;,&quot;)" office:value-type="string" office:string-value="0b01101110," calcext:value-type="string">
            <text:p>0b01101110,</text:p>
          </table:table-cell>
          <table:table-cell table:formula="of:=CONCATENATE(&quot;0b&quot;;[.L42];[.M42];[.N42];&quot;,&quot;)" office:value-type="string" office:string-value="0b00001110," calcext:value-type="string">
            <text:p>0b00001110,</text:p>
          </table:table-cell>
          <table:table-cell table:formula="of:=CONCATENATE(&quot;0b&quot;;[.L42];[.O42];[.N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43]=1;0;1) ;IF([.D43];0;1);IF([.E43];1;0);IF([.F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3];[.M43];[.N43];&quot;,&quot;)" office:value-type="string" office:string-value="0b01101110," calcext:value-type="string">
            <text:p>0b01101110,</text:p>
          </table:table-cell>
          <table:table-cell table:formula="of:=CONCATENATE(&quot;0b&quot;;[.L43];[.M43];[.N43];&quot;,&quot;)" office:value-type="string" office:string-value="0b00001110," calcext:value-type="string">
            <text:p>0b00001110,</text:p>
          </table:table-cell>
          <table:table-cell table:formula="of:=CONCATENATE(&quot;0b&quot;;[.L43];[.O43];[.N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4]=1;0;1) ;IF([.D44];0;1);IF([.E44];1;0);IF([.F4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4];[.M44];[.N44];&quot;,&quot;)" office:value-type="string" office:string-value="0b10101110," calcext:value-type="string">
            <text:p>0b10101110,</text:p>
          </table:table-cell>
          <table:table-cell table:formula="of:=CONCATENATE(&quot;0b&quot;;[.L44];[.M44];[.N44];&quot;,&quot;)" office:value-type="string" office:string-value="0b00001110," calcext:value-type="string">
            <text:p>0b00001110,</text:p>
          </table:table-cell>
          <table:table-cell table:formula="of:=CONCATENATE(&quot;0b&quot;;[.L44];[.O44];[.N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5]=1;0;1) ;IF([.D45];0;1);IF([.E45];1;0);IF([.F4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5];[.M45];[.N45];&quot;,&quot;)" office:value-type="string" office:string-value="0b10101110," calcext:value-type="string">
            <text:p>0b10101110,</text:p>
          </table:table-cell>
          <table:table-cell table:formula="of:=CONCATENATE(&quot;0b&quot;;[.L45];[.M45];[.N45];&quot;,&quot;)" office:value-type="string" office:string-value="0b00001110," calcext:value-type="string">
            <text:p>0b00001110,</text:p>
          </table:table-cell>
          <table:table-cell table:formula="of:=CONCATENATE(&quot;0b&quot;;[.L45];[.O45];[.N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6]=1;0;1) ;IF([.D46];0;1);IF([.E46];1;0);IF([.F4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6];[.M46];[.N46];&quot;,&quot;)" office:value-type="string" office:string-value="0b10101110," calcext:value-type="string">
            <text:p>0b10101110,</text:p>
          </table:table-cell>
          <table:table-cell table:formula="of:=CONCATENATE(&quot;0b&quot;;[.L46];[.M46];[.N46];&quot;,&quot;)" office:value-type="string" office:string-value="0b00001110," calcext:value-type="string">
            <text:p>0b00001110,</text:p>
          </table:table-cell>
          <table:table-cell table:formula="of:=CONCATENATE(&quot;0b&quot;;[.L46];[.O46];[.N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7]=1;0;1) ;IF([.D47];0;1);IF([.E47];1;0);IF([.F4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7];[.M47];[.N47];&quot;,&quot;)" office:value-type="string" office:string-value="0b10101110," calcext:value-type="string">
            <text:p>0b10101110,</text:p>
          </table:table-cell>
          <table:table-cell table:formula="of:=CONCATENATE(&quot;0b&quot;;[.L47];[.M47];[.N47];&quot;,&quot;)" office:value-type="string" office:string-value="0b00001110," calcext:value-type="string">
            <text:p>0b00001110,</text:p>
          </table:table-cell>
          <table:table-cell table:formula="of:=CONCATENATE(&quot;0b&quot;;[.L47];[.O47];[.N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8]=1;0;1) ;IF([.D48];0;1);IF([.E48];1;0);IF([.F4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8];[.M48];[.N48];&quot;,&quot;)" office:value-type="string" office:string-value="0b10101110," calcext:value-type="string">
            <text:p>0b10101110,</text:p>
          </table:table-cell>
          <table:table-cell table:formula="of:=CONCATENATE(&quot;0b&quot;;[.L48];[.M48];[.N48];&quot;,&quot;)" office:value-type="string" office:string-value="0b00001110," calcext:value-type="string">
            <text:p>0b00001110,</text:p>
          </table:table-cell>
          <table:table-cell table:formula="of:=CONCATENATE(&quot;0b&quot;;[.L48];[.O48];[.N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49]=1;0;1) ;IF([.D49];0;1);IF([.E49];1;0);IF([.F4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9];[.M49];[.N49];&quot;,&quot;)" office:value-type="string" office:string-value="0b10101110," calcext:value-type="string">
            <text:p>0b10101110,</text:p>
          </table:table-cell>
          <table:table-cell table:formula="of:=CONCATENATE(&quot;0b&quot;;[.L49];[.M49];[.N49];&quot;,&quot;)" office:value-type="string" office:string-value="0b00001110," calcext:value-type="string">
            <text:p>0b00001110,</text:p>
          </table:table-cell>
          <table:table-cell table:formula="of:=CONCATENATE(&quot;0b&quot;;[.L49];[.O49];[.N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0]=1;0;1) ;IF([.D50];0;1);IF([.E50];1;0);IF([.F5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0];[.M50];[.N50];&quot;,&quot;)" office:value-type="string" office:string-value="0b10101110," calcext:value-type="string">
            <text:p>0b10101110,</text:p>
          </table:table-cell>
          <table:table-cell table:formula="of:=CONCATENATE(&quot;0b&quot;;[.L50];[.M50];[.N50];&quot;,&quot;)" office:value-type="string" office:string-value="0b00001110," calcext:value-type="string">
            <text:p>0b00001110,</text:p>
          </table:table-cell>
          <table:table-cell table:formula="of:=CONCATENATE(&quot;0b&quot;;[.L50];[.O50];[.N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1]=1;0;1) ;IF([.D51];0;1);IF([.E51];1;0);IF([.F5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1];[.M51];[.N51];&quot;,&quot;)" office:value-type="string" office:string-value="0b10101110," calcext:value-type="string">
            <text:p>0b10101110,</text:p>
          </table:table-cell>
          <table:table-cell table:formula="of:=CONCATENATE(&quot;0b&quot;;[.L51];[.M51];[.N51];&quot;,&quot;)" office:value-type="string" office:string-value="0b00001110," calcext:value-type="string">
            <text:p>0b00001110,</text:p>
          </table:table-cell>
          <table:table-cell table:formula="of:=CONCATENATE(&quot;0b&quot;;[.L51];[.O51];[.N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2]=1;0;1) ;IF([.D52];0;1);IF([.E52];1;0);IF([.F5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2];[.M52];[.N52];&quot;,&quot;)" office:value-type="string" office:string-value="0b10101110," calcext:value-type="string">
            <text:p>0b10101110,</text:p>
          </table:table-cell>
          <table:table-cell table:formula="of:=CONCATENATE(&quot;0b&quot;;[.L52];[.M52];[.N52];&quot;,&quot;)" office:value-type="string" office:string-value="0b00001110," calcext:value-type="string">
            <text:p>0b00001110,</text:p>
          </table:table-cell>
          <table:table-cell table:formula="of:=CONCATENATE(&quot;0b&quot;;[.L52];[.O52];[.N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3]=1;0;1) ;IF([.D53];0;1);IF([.E53];1;0);IF([.F5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3];[.M53];[.N53];&quot;,&quot;)" office:value-type="string" office:string-value="0b10101110," calcext:value-type="string">
            <text:p>0b10101110,</text:p>
          </table:table-cell>
          <table:table-cell table:formula="of:=CONCATENATE(&quot;0b&quot;;[.L53];[.M53];[.N53];&quot;,&quot;)" office:value-type="string" office:string-value="0b00001110," calcext:value-type="string">
            <text:p>0b00001110,</text:p>
          </table:table-cell>
          <table:table-cell table:formula="of:=CONCATENATE(&quot;0b&quot;;[.L53];[.O53];[.N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4]=1;0;1) ;IF([.D54];0;1);IF([.E54];1;0);IF([.F5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4];[.M54];[.N54];&quot;,&quot;)" office:value-type="string" office:string-value="0b10101110," calcext:value-type="string">
            <text:p>0b10101110,</text:p>
          </table:table-cell>
          <table:table-cell table:formula="of:=CONCATENATE(&quot;0b&quot;;[.L54];[.M54];[.N54];&quot;,&quot;)" office:value-type="string" office:string-value="0b00001110," calcext:value-type="string">
            <text:p>0b00001110,</text:p>
          </table:table-cell>
          <table:table-cell table:formula="of:=CONCATENATE(&quot;0b&quot;;[.L54];[.O54];[.N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5]=1;0;1) ;IF([.D55];0;1);IF([.E55];1;0);IF([.F5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5];[.M55];[.N55];&quot;,&quot;)" office:value-type="string" office:string-value="0b10101110," calcext:value-type="string">
            <text:p>0b10101110,</text:p>
          </table:table-cell>
          <table:table-cell table:formula="of:=CONCATENATE(&quot;0b&quot;;[.L55];[.M55];[.N55];&quot;,&quot;)" office:value-type="string" office:string-value="0b00001110," calcext:value-type="string">
            <text:p>0b00001110,</text:p>
          </table:table-cell>
          <table:table-cell table:formula="of:=CONCATENATE(&quot;0b&quot;;[.L55];[.O55];[.N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6]=1;0;1) ;IF([.D56];0;1);IF([.E56];1;0);IF([.F5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6];[.M56];[.N56];&quot;,&quot;)" office:value-type="string" office:string-value="0b10101110," calcext:value-type="string">
            <text:p>0b10101110,</text:p>
          </table:table-cell>
          <table:table-cell table:formula="of:=CONCATENATE(&quot;0b&quot;;[.L56];[.M56];[.N56];&quot;,&quot;)" office:value-type="string" office:string-value="0b00001110," calcext:value-type="string">
            <text:p>0b00001110,</text:p>
          </table:table-cell>
          <table:table-cell table:formula="of:=CONCATENATE(&quot;0b&quot;;[.L56];[.O56];[.N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7]=1;0;1) ;IF([.D57];0;1);IF([.E57];1;0);IF([.F5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7];[.M57];[.N57];&quot;,&quot;)" office:value-type="string" office:string-value="0b10101110," calcext:value-type="string">
            <text:p>0b10101110,</text:p>
          </table:table-cell>
          <table:table-cell table:formula="of:=CONCATENATE(&quot;0b&quot;;[.L57];[.M57];[.N57];&quot;,&quot;)" office:value-type="string" office:string-value="0b00001110," calcext:value-type="string">
            <text:p>0b00001110,</text:p>
          </table:table-cell>
          <table:table-cell table:formula="of:=CONCATENATE(&quot;0b&quot;;[.L57];[.O57];[.N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8]=1;0;1) ;IF([.D58];0;1);IF([.E58];1;0);IF([.F5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8];[.M58];[.N58];&quot;,&quot;)" office:value-type="string" office:string-value="0b10101110," calcext:value-type="string">
            <text:p>0b10101110,</text:p>
          </table:table-cell>
          <table:table-cell table:formula="of:=CONCATENATE(&quot;0b&quot;;[.L58];[.M58];[.N58];&quot;,&quot;)" office:value-type="string" office:string-value="0b00001110," calcext:value-type="string">
            <text:p>0b00001110,</text:p>
          </table:table-cell>
          <table:table-cell table:formula="of:=CONCATENATE(&quot;0b&quot;;[.L58];[.O58];[.N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59]=1;0;1) ;IF([.D59];0;1);IF([.E59];1;0);IF([.F5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9];[.M59];[.N59];&quot;,&quot;)" office:value-type="string" office:string-value="0b10101110," calcext:value-type="string">
            <text:p>0b10101110,</text:p>
          </table:table-cell>
          <table:table-cell table:formula="of:=CONCATENATE(&quot;0b&quot;;[.L59];[.M59];[.N59];&quot;,&quot;)" office:value-type="string" office:string-value="0b00001110," calcext:value-type="string">
            <text:p>0b00001110,</text:p>
          </table:table-cell>
          <table:table-cell table:formula="of:=CONCATENATE(&quot;0b&quot;;[.L59];[.O59];[.N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0]=1;0;1) ;IF([.D60];0;1);IF([.E60];1;0);IF([.F6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0];[.M60];[.N60];&quot;,&quot;)" office:value-type="string" office:string-value="0b10101110," calcext:value-type="string">
            <text:p>0b10101110,</text:p>
          </table:table-cell>
          <table:table-cell table:formula="of:=CONCATENATE(&quot;0b&quot;;[.L60];[.M60];[.N60];&quot;,&quot;)" office:value-type="string" office:string-value="0b00001110," calcext:value-type="string">
            <text:p>0b00001110,</text:p>
          </table:table-cell>
          <table:table-cell table:formula="of:=CONCATENATE(&quot;0b&quot;;[.L60];[.O60];[.N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1]=1;0;1) ;IF([.D61];0;1);IF([.E61];1;0);IF([.F6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1];[.M61];[.N61];&quot;,&quot;)" office:value-type="string" office:string-value="0b10101110," calcext:value-type="string">
            <text:p>0b10101110,</text:p>
          </table:table-cell>
          <table:table-cell table:formula="of:=CONCATENATE(&quot;0b&quot;;[.L61];[.M61];[.N61];&quot;,&quot;)" office:value-type="string" office:string-value="0b00001110," calcext:value-type="string">
            <text:p>0b00001110,</text:p>
          </table:table-cell>
          <table:table-cell table:formula="of:=CONCATENATE(&quot;0b&quot;;[.L61];[.O61];[.N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2]=1;0;1) ;IF([.D62];0;1);IF([.E62];1;0);IF([.F6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2];[.M62];[.N62];&quot;,&quot;)" office:value-type="string" office:string-value="0b10101110," calcext:value-type="string">
            <text:p>0b10101110,</text:p>
          </table:table-cell>
          <table:table-cell table:formula="of:=CONCATENATE(&quot;0b&quot;;[.L62];[.M62];[.N62];&quot;,&quot;)" office:value-type="string" office:string-value="0b00001110," calcext:value-type="string">
            <text:p>0b00001110,</text:p>
          </table:table-cell>
          <table:table-cell table:formula="of:=CONCATENATE(&quot;0b&quot;;[.L62];[.O62];[.N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3]=1;0;1) ;IF([.D63];0;1);IF([.E63];1;0);IF([.F6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3];[.M63];[.N63];&quot;,&quot;)" office:value-type="string" office:string-value="0b10101110," calcext:value-type="string">
            <text:p>0b10101110,</text:p>
          </table:table-cell>
          <table:table-cell table:formula="of:=CONCATENATE(&quot;0b&quot;;[.L63];[.M63];[.N63];&quot;,&quot;)" office:value-type="string" office:string-value="0b00001110," calcext:value-type="string">
            <text:p>0b00001110,</text:p>
          </table:table-cell>
          <table:table-cell table:formula="of:=CONCATENATE(&quot;0b&quot;;[.L63];[.O63];[.N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4]=1;0;1) ;IF([.D64];0;1);IF([.E64];1;0);IF([.F6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4];[.M64];[.N64];&quot;,&quot;)" office:value-type="string" office:string-value="0b10101110," calcext:value-type="string">
            <text:p>0b10101110,</text:p>
          </table:table-cell>
          <table:table-cell table:formula="of:=CONCATENATE(&quot;0b&quot;;[.L64];[.M64];[.N64];&quot;,&quot;)" office:value-type="string" office:string-value="0b00001110," calcext:value-type="string">
            <text:p>0b00001110,</text:p>
          </table:table-cell>
          <table:table-cell table:formula="of:=CONCATENATE(&quot;0b&quot;;[.L64];[.O64];[.N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5]=1;0;1) ;IF([.D65];0;1);IF([.E65];1;0);IF([.F6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5];[.M65];[.N65];&quot;,&quot;)" office:value-type="string" office:string-value="0b10101110," calcext:value-type="string">
            <text:p>0b10101110,</text:p>
          </table:table-cell>
          <table:table-cell table:formula="of:=CONCATENATE(&quot;0b&quot;;[.L65];[.M65];[.N65];&quot;,&quot;)" office:value-type="string" office:string-value="0b00001110," calcext:value-type="string">
            <text:p>0b00001110,</text:p>
          </table:table-cell>
          <table:table-cell table:formula="of:=CONCATENATE(&quot;0b&quot;;[.L65];[.O65];[.N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6]=1;0;1) ;IF([.D66];0;1);IF([.E66];1;0);IF([.F6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6];[.M66];[.N66];&quot;,&quot;)" office:value-type="string" office:string-value="0b10101110," calcext:value-type="string">
            <text:p>0b10101110,</text:p>
          </table:table-cell>
          <table:table-cell table:formula="of:=CONCATENATE(&quot;0b&quot;;[.L66];[.M66];[.N66];&quot;,&quot;)" office:value-type="string" office:string-value="0b00001110," calcext:value-type="string">
            <text:p>0b00001110,</text:p>
          </table:table-cell>
          <table:table-cell table:formula="of:=CONCATENATE(&quot;0b&quot;;[.L66];[.O66];[.N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7]=1;0;1) ;IF([.D67];0;1);IF([.E67];1;0);IF([.F6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7];[.M67];[.N67];&quot;,&quot;)" office:value-type="string" office:string-value="0b10101110," calcext:value-type="string">
            <text:p>0b10101110,</text:p>
          </table:table-cell>
          <table:table-cell table:formula="of:=CONCATENATE(&quot;0b&quot;;[.L67];[.M67];[.N67];&quot;,&quot;)" office:value-type="string" office:string-value="0b00001110," calcext:value-type="string">
            <text:p>0b00001110,</text:p>
          </table:table-cell>
          <table:table-cell table:formula="of:=CONCATENATE(&quot;0b&quot;;[.L67];[.O67];[.N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8]=1;0;1) ;IF([.D68];0;1);IF([.E68];1;0);IF([.F6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8];[.M68];[.N68];&quot;,&quot;)" office:value-type="string" office:string-value="0b10101110," calcext:value-type="string">
            <text:p>0b10101110,</text:p>
          </table:table-cell>
          <table:table-cell table:formula="of:=CONCATENATE(&quot;0b&quot;;[.L68];[.M68];[.N68];&quot;,&quot;)" office:value-type="string" office:string-value="0b00001110," calcext:value-type="string">
            <text:p>0b00001110,</text:p>
          </table:table-cell>
          <table:table-cell table:formula="of:=CONCATENATE(&quot;0b&quot;;[.L68];[.O68];[.N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69]=1;0;1) ;IF([.D69];0;1);IF([.E69];1;0);IF([.F6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9];[.M69];[.N69];&quot;,&quot;)" office:value-type="string" office:string-value="0b10101110," calcext:value-type="string">
            <text:p>0b10101110,</text:p>
          </table:table-cell>
          <table:table-cell table:formula="of:=CONCATENATE(&quot;0b&quot;;[.L69];[.M69];[.N69];&quot;,&quot;)" office:value-type="string" office:string-value="0b00001110," calcext:value-type="string">
            <text:p>0b00001110,</text:p>
          </table:table-cell>
          <table:table-cell table:formula="of:=CONCATENATE(&quot;0b&quot;;[.L69];[.O69];[.N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70]=1;0;1) ;IF([.D70];0;1);IF([.E70];1;0);IF([.F7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0];[.M70];[.N70];&quot;,&quot;)" office:value-type="string" office:string-value="0b10101110," calcext:value-type="string">
            <text:p>0b10101110,</text:p>
          </table:table-cell>
          <table:table-cell table:formula="of:=CONCATENATE(&quot;0b&quot;;[.L70];[.M70];[.N70];&quot;,&quot;)" office:value-type="string" office:string-value="0b00001110," calcext:value-type="string">
            <text:p>0b00001110,</text:p>
          </table:table-cell>
          <table:table-cell table:formula="of:=CONCATENATE(&quot;0b&quot;;[.L70];[.O70];[.N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71]=1;0;1) ;IF([.D71];0;1);IF([.E71];1;0);IF([.F7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1];[.M71];[.N71];&quot;,&quot;)" office:value-type="string" office:string-value="0b10101110," calcext:value-type="string">
            <text:p>0b10101110,</text:p>
          </table:table-cell>
          <table:table-cell table:formula="of:=CONCATENATE(&quot;0b&quot;;[.L71];[.M71];[.N71];&quot;,&quot;)" office:value-type="string" office:string-value="0b00001110," calcext:value-type="string">
            <text:p>0b00001110,</text:p>
          </table:table-cell>
          <table:table-cell table:formula="of:=CONCATENATE(&quot;0b&quot;;[.L71];[.O71];[.N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72]=1;0;1) ;IF([.D72];0;1);IF([.E72];1;0);IF([.F7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2];[.M72];[.N72];&quot;,&quot;)" office:value-type="string" office:string-value="0b10101110," calcext:value-type="string">
            <text:p>0b10101110,</text:p>
          </table:table-cell>
          <table:table-cell table:formula="of:=CONCATENATE(&quot;0b&quot;;[.L72];[.M72];[.N72];&quot;,&quot;)" office:value-type="string" office:string-value="0b00001110," calcext:value-type="string">
            <text:p>0b00001110,</text:p>
          </table:table-cell>
          <table:table-cell table:formula="of:=CONCATENATE(&quot;0b&quot;;[.L72];[.O72];[.N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73]=1;0;1) ;IF([.D73];0;1);IF([.E73];1;0);IF([.F7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3];[.M73];[.N73];&quot;,&quot;)" office:value-type="string" office:string-value="0b10101110," calcext:value-type="string">
            <text:p>0b10101110,</text:p>
          </table:table-cell>
          <table:table-cell table:formula="of:=CONCATENATE(&quot;0b&quot;;[.L73];[.M73];[.N73];&quot;,&quot;)" office:value-type="string" office:string-value="0b00001110," calcext:value-type="string">
            <text:p>0b00001110,</text:p>
          </table:table-cell>
          <table:table-cell table:formula="of:=CONCATENATE(&quot;0b&quot;;[.L73];[.O73];[.N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74]=1;0;1) ;IF([.D74];0;1);IF([.E74];1;0);IF([.F7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4];[.M74];[.N74];&quot;,&quot;)" office:value-type="string" office:string-value="0b10101110," calcext:value-type="string">
            <text:p>0b10101110,</text:p>
          </table:table-cell>
          <table:table-cell table:formula="of:=CONCATENATE(&quot;0b&quot;;[.L74];[.M74];[.N74];&quot;,&quot;)" office:value-type="string" office:string-value="0b00001110," calcext:value-type="string">
            <text:p>0b00001110,</text:p>
          </table:table-cell>
          <table:table-cell table:formula="of:=CONCATENATE(&quot;0b&quot;;[.L74];[.O74];[.N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low,</text:p>
          </table:table-cell>
          <table:table-cell table:formula="of:=CONCATENATE(IF([.C75]=1;0;1) ;IF([.D75];0;1);IF([.E75];1;0);IF([.F7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5];[.M75];[.N75];&quot;,&quot;)" office:value-type="string" office:string-value="0b10101110," calcext:value-type="string">
            <text:p>0b10101110,</text:p>
          </table:table-cell>
          <table:table-cell table:formula="of:=CONCATENATE(&quot;0b&quot;;[.L75];[.M75];[.N75];&quot;,&quot;)" office:value-type="string" office:string-value="0b00001110," calcext:value-type="string">
            <text:p>0b00001110,</text:p>
          </table:table-cell>
          <table:table-cell table:formula="of:=CONCATENATE(&quot;0b&quot;;[.L75];[.O75];[.N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76]=1;0;1) ;IF([.D76];0;1);IF([.E76];1;0);IF([.F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6];[.M76];[.N76];&quot;,&quot;)" office:value-type="string" office:string-value="0b10011110," calcext:value-type="string">
            <text:p>0b10011110,</text:p>
          </table:table-cell>
          <table:table-cell table:formula="of:=CONCATENATE(&quot;0b&quot;;[.L76];[.M76];[.N76];&quot;,&quot;)" office:value-type="string" office:string-value="0b00001110," calcext:value-type="string">
            <text:p>0b00001110,</text:p>
          </table:table-cell>
          <table:table-cell table:formula="of:=CONCATENATE(&quot;0b&quot;;[.L76];[.O76];[.N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77]=1;0;1) ;IF([.D77];0;1);IF([.E77];1;0);IF([.F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7];[.M77];[.N77];&quot;,&quot;)" office:value-type="string" office:string-value="0b10011110," calcext:value-type="string">
            <text:p>0b10011110,</text:p>
          </table:table-cell>
          <table:table-cell table:formula="of:=CONCATENATE(&quot;0b&quot;;[.L77];[.M77];[.N77];&quot;,&quot;)" office:value-type="string" office:string-value="0b00001110," calcext:value-type="string">
            <text:p>0b00001110,</text:p>
          </table:table-cell>
          <table:table-cell table:formula="of:=CONCATENATE(&quot;0b&quot;;[.L77];[.O77];[.N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78]=1;0;1) ;IF([.D78];0;1);IF([.E78];1;0);IF([.F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8];[.M78];[.N78];&quot;,&quot;)" office:value-type="string" office:string-value="0b10011110," calcext:value-type="string">
            <text:p>0b10011110,</text:p>
          </table:table-cell>
          <table:table-cell table:formula="of:=CONCATENATE(&quot;0b&quot;;[.L78];[.M78];[.N78];&quot;,&quot;)" office:value-type="string" office:string-value="0b00001110," calcext:value-type="string">
            <text:p>0b00001110,</text:p>
          </table:table-cell>
          <table:table-cell table:formula="of:=CONCATENATE(&quot;0b&quot;;[.L78];[.O78];[.N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79]=1;0;1) ;IF([.D79];0;1);IF([.E79];1;0);IF([.F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9];[.M79];[.N79];&quot;,&quot;)" office:value-type="string" office:string-value="0b10011110," calcext:value-type="string">
            <text:p>0b10011110,</text:p>
          </table:table-cell>
          <table:table-cell table:formula="of:=CONCATENATE(&quot;0b&quot;;[.L79];[.M79];[.N79];&quot;,&quot;)" office:value-type="string" office:string-value="0b00001110," calcext:value-type="string">
            <text:p>0b00001110,</text:p>
          </table:table-cell>
          <table:table-cell table:formula="of:=CONCATENATE(&quot;0b&quot;;[.L79];[.O79];[.N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0]=1;0;1) ;IF([.D80];0;1);IF([.E80];1;0);IF([.F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0];[.M80];[.N80];&quot;,&quot;)" office:value-type="string" office:string-value="0b10011110," calcext:value-type="string">
            <text:p>0b10011110,</text:p>
          </table:table-cell>
          <table:table-cell table:formula="of:=CONCATENATE(&quot;0b&quot;;[.L80];[.M80];[.N80];&quot;,&quot;)" office:value-type="string" office:string-value="0b00001110," calcext:value-type="string">
            <text:p>0b00001110,</text:p>
          </table:table-cell>
          <table:table-cell table:formula="of:=CONCATENATE(&quot;0b&quot;;[.L80];[.O80];[.N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1]=1;0;1) ;IF([.D81];0;1);IF([.E81];1;0);IF([.F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1];[.M81];[.N81];&quot;,&quot;)" office:value-type="string" office:string-value="0b10011110," calcext:value-type="string">
            <text:p>0b10011110,</text:p>
          </table:table-cell>
          <table:table-cell table:formula="of:=CONCATENATE(&quot;0b&quot;;[.L81];[.M81];[.N81];&quot;,&quot;)" office:value-type="string" office:string-value="0b00001110," calcext:value-type="string">
            <text:p>0b00001110,</text:p>
          </table:table-cell>
          <table:table-cell table:formula="of:=CONCATENATE(&quot;0b&quot;;[.L81];[.O81];[.N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2]=1;0;1) ;IF([.D82];0;1);IF([.E82];1;0);IF([.F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2];[.M82];[.N82];&quot;,&quot;)" office:value-type="string" office:string-value="0b10011110," calcext:value-type="string">
            <text:p>0b10011110,</text:p>
          </table:table-cell>
          <table:table-cell table:formula="of:=CONCATENATE(&quot;0b&quot;;[.L82];[.M82];[.N82];&quot;,&quot;)" office:value-type="string" office:string-value="0b00001110," calcext:value-type="string">
            <text:p>0b00001110,</text:p>
          </table:table-cell>
          <table:table-cell table:formula="of:=CONCATENATE(&quot;0b&quot;;[.L82];[.O82];[.N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3]=1;0;1) ;IF([.D83];0;1);IF([.E83];1;0);IF([.F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3];[.M83];[.N83];&quot;,&quot;)" office:value-type="string" office:string-value="0b10011110," calcext:value-type="string">
            <text:p>0b10011110,</text:p>
          </table:table-cell>
          <table:table-cell table:formula="of:=CONCATENATE(&quot;0b&quot;;[.L83];[.M83];[.N83];&quot;,&quot;)" office:value-type="string" office:string-value="0b00001110," calcext:value-type="string">
            <text:p>0b00001110,</text:p>
          </table:table-cell>
          <table:table-cell table:formula="of:=CONCATENATE(&quot;0b&quot;;[.L83];[.O83];[.N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4]=1;0;1) ;IF([.D84];0;1);IF([.E84];1;0);IF([.F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4];[.M84];[.N84];&quot;,&quot;)" office:value-type="string" office:string-value="0b10011110," calcext:value-type="string">
            <text:p>0b10011110,</text:p>
          </table:table-cell>
          <table:table-cell table:formula="of:=CONCATENATE(&quot;0b&quot;;[.L84];[.M84];[.N84];&quot;,&quot;)" office:value-type="string" office:string-value="0b00001110," calcext:value-type="string">
            <text:p>0b00001110,</text:p>
          </table:table-cell>
          <table:table-cell table:formula="of:=CONCATENATE(&quot;0b&quot;;[.L84];[.O84];[.N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5]=1;0;1) ;IF([.D85];0;1);IF([.E85];1;0);IF([.F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5];[.M85];[.N85];&quot;,&quot;)" office:value-type="string" office:string-value="0b10011110," calcext:value-type="string">
            <text:p>0b10011110,</text:p>
          </table:table-cell>
          <table:table-cell table:formula="of:=CONCATENATE(&quot;0b&quot;;[.L85];[.M85];[.N85];&quot;,&quot;)" office:value-type="string" office:string-value="0b00001110," calcext:value-type="string">
            <text:p>0b00001110,</text:p>
          </table:table-cell>
          <table:table-cell table:formula="of:=CONCATENATE(&quot;0b&quot;;[.L85];[.O85];[.N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6]=1;0;1) ;IF([.D86];0;1);IF([.E86];1;0);IF([.F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6];[.M86];[.N86];&quot;,&quot;)" office:value-type="string" office:string-value="0b10011110," calcext:value-type="string">
            <text:p>0b10011110,</text:p>
          </table:table-cell>
          <table:table-cell table:formula="of:=CONCATENATE(&quot;0b&quot;;[.L86];[.M86];[.N86];&quot;,&quot;)" office:value-type="string" office:string-value="0b00001110," calcext:value-type="string">
            <text:p>0b00001110,</text:p>
          </table:table-cell>
          <table:table-cell table:formula="of:=CONCATENATE(&quot;0b&quot;;[.L86];[.O86];[.N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7]=1;0;1) ;IF([.D87];0;1);IF([.E87];1;0);IF([.F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7];[.M87];[.N87];&quot;,&quot;)" office:value-type="string" office:string-value="0b10011110," calcext:value-type="string">
            <text:p>0b10011110,</text:p>
          </table:table-cell>
          <table:table-cell table:formula="of:=CONCATENATE(&quot;0b&quot;;[.L87];[.M87];[.N87];&quot;,&quot;)" office:value-type="string" office:string-value="0b00001110," calcext:value-type="string">
            <text:p>0b00001110,</text:p>
          </table:table-cell>
          <table:table-cell table:formula="of:=CONCATENATE(&quot;0b&quot;;[.L87];[.O87];[.N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8]=1;0;1) ;IF([.D88];0;1);IF([.E88];1;0);IF([.F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8];[.M88];[.N88];&quot;,&quot;)" office:value-type="string" office:string-value="0b10011110," calcext:value-type="string">
            <text:p>0b10011110,</text:p>
          </table:table-cell>
          <table:table-cell table:formula="of:=CONCATENATE(&quot;0b&quot;;[.L88];[.M88];[.N88];&quot;,&quot;)" office:value-type="string" office:string-value="0b00001110," calcext:value-type="string">
            <text:p>0b00001110,</text:p>
          </table:table-cell>
          <table:table-cell table:formula="of:=CONCATENATE(&quot;0b&quot;;[.L88];[.O88];[.N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89]=1;0;1) ;IF([.D89];0;1);IF([.E89];1;0);IF([.F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9];[.M89];[.N89];&quot;,&quot;)" office:value-type="string" office:string-value="0b10011110," calcext:value-type="string">
            <text:p>0b10011110,</text:p>
          </table:table-cell>
          <table:table-cell table:formula="of:=CONCATENATE(&quot;0b&quot;;[.L89];[.M89];[.N89];&quot;,&quot;)" office:value-type="string" office:string-value="0b00001110," calcext:value-type="string">
            <text:p>0b00001110,</text:p>
          </table:table-cell>
          <table:table-cell table:formula="of:=CONCATENATE(&quot;0b&quot;;[.L89];[.O89];[.N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0]=1;0;1) ;IF([.D90];0;1);IF([.E90];1;0);IF([.F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0];[.M90];[.N90];&quot;,&quot;)" office:value-type="string" office:string-value="0b10011110," calcext:value-type="string">
            <text:p>0b10011110,</text:p>
          </table:table-cell>
          <table:table-cell table:formula="of:=CONCATENATE(&quot;0b&quot;;[.L90];[.M90];[.N90];&quot;,&quot;)" office:value-type="string" office:string-value="0b00001110," calcext:value-type="string">
            <text:p>0b00001110,</text:p>
          </table:table-cell>
          <table:table-cell table:formula="of:=CONCATENATE(&quot;0b&quot;;[.L90];[.O90];[.N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1]=1;0;1) ;IF([.D91];0;1);IF([.E91];1;0);IF([.F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1];[.M91];[.N91];&quot;,&quot;)" office:value-type="string" office:string-value="0b10011110," calcext:value-type="string">
            <text:p>0b10011110,</text:p>
          </table:table-cell>
          <table:table-cell table:formula="of:=CONCATENATE(&quot;0b&quot;;[.L91];[.M91];[.N91];&quot;,&quot;)" office:value-type="string" office:string-value="0b00001110," calcext:value-type="string">
            <text:p>0b00001110,</text:p>
          </table:table-cell>
          <table:table-cell table:formula="of:=CONCATENATE(&quot;0b&quot;;[.L91];[.O91];[.N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2]=1;0;1) ;IF([.D92];0;1);IF([.E92];1;0);IF([.F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2];[.M92];[.N92];&quot;,&quot;)" office:value-type="string" office:string-value="0b10011110," calcext:value-type="string">
            <text:p>0b10011110,</text:p>
          </table:table-cell>
          <table:table-cell table:formula="of:=CONCATENATE(&quot;0b&quot;;[.L92];[.M92];[.N92];&quot;,&quot;)" office:value-type="string" office:string-value="0b00001110," calcext:value-type="string">
            <text:p>0b00001110,</text:p>
          </table:table-cell>
          <table:table-cell table:formula="of:=CONCATENATE(&quot;0b&quot;;[.L92];[.O92];[.N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3]=1;0;1) ;IF([.D93];0;1);IF([.E93];1;0);IF([.F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3];[.M93];[.N93];&quot;,&quot;)" office:value-type="string" office:string-value="0b10011110," calcext:value-type="string">
            <text:p>0b10011110,</text:p>
          </table:table-cell>
          <table:table-cell table:formula="of:=CONCATENATE(&quot;0b&quot;;[.L93];[.M93];[.N93];&quot;,&quot;)" office:value-type="string" office:string-value="0b00001110," calcext:value-type="string">
            <text:p>0b00001110,</text:p>
          </table:table-cell>
          <table:table-cell table:formula="of:=CONCATENATE(&quot;0b&quot;;[.L93];[.O93];[.N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4]=1;0;1) ;IF([.D94];0;1);IF([.E94];1;0);IF([.F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4];[.M94];[.N94];&quot;,&quot;)" office:value-type="string" office:string-value="0b10011110," calcext:value-type="string">
            <text:p>0b10011110,</text:p>
          </table:table-cell>
          <table:table-cell table:formula="of:=CONCATENATE(&quot;0b&quot;;[.L94];[.M94];[.N94];&quot;,&quot;)" office:value-type="string" office:string-value="0b00001110," calcext:value-type="string">
            <text:p>0b00001110,</text:p>
          </table:table-cell>
          <table:table-cell table:formula="of:=CONCATENATE(&quot;0b&quot;;[.L94];[.O94];[.N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5]=1;0;1) ;IF([.D95];0;1);IF([.E95];1;0);IF([.F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5];[.M95];[.N95];&quot;,&quot;)" office:value-type="string" office:string-value="0b10011110," calcext:value-type="string">
            <text:p>0b10011110,</text:p>
          </table:table-cell>
          <table:table-cell table:formula="of:=CONCATENATE(&quot;0b&quot;;[.L95];[.M95];[.N95];&quot;,&quot;)" office:value-type="string" office:string-value="0b00001110," calcext:value-type="string">
            <text:p>0b00001110,</text:p>
          </table:table-cell>
          <table:table-cell table:formula="of:=CONCATENATE(&quot;0b&quot;;[.L95];[.O95];[.N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6]=1;0;1) ;IF([.D96];0;1);IF([.E96];1;0);IF([.F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6];[.M96];[.N96];&quot;,&quot;)" office:value-type="string" office:string-value="0b10011110," calcext:value-type="string">
            <text:p>0b10011110,</text:p>
          </table:table-cell>
          <table:table-cell table:formula="of:=CONCATENATE(&quot;0b&quot;;[.L96];[.M96];[.N96];&quot;,&quot;)" office:value-type="string" office:string-value="0b00001110," calcext:value-type="string">
            <text:p>0b00001110,</text:p>
          </table:table-cell>
          <table:table-cell table:formula="of:=CONCATENATE(&quot;0b&quot;;[.L96];[.O96];[.N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7]=1;0;1) ;IF([.D97];0;1);IF([.E97];1;0);IF([.F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7];[.M97];[.N97];&quot;,&quot;)" office:value-type="string" office:string-value="0b10011110," calcext:value-type="string">
            <text:p>0b10011110,</text:p>
          </table:table-cell>
          <table:table-cell table:formula="of:=CONCATENATE(&quot;0b&quot;;[.L97];[.M97];[.N97];&quot;,&quot;)" office:value-type="string" office:string-value="0b00001110," calcext:value-type="string">
            <text:p>0b00001110,</text:p>
          </table:table-cell>
          <table:table-cell table:formula="of:=CONCATENATE(&quot;0b&quot;;[.L97];[.O97];[.N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8]=1;0;1) ;IF([.D98];0;1);IF([.E98];1;0);IF([.F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8];[.M98];[.N98];&quot;,&quot;)" office:value-type="string" office:string-value="0b10011110," calcext:value-type="string">
            <text:p>0b10011110,</text:p>
          </table:table-cell>
          <table:table-cell table:formula="of:=CONCATENATE(&quot;0b&quot;;[.L98];[.M98];[.N98];&quot;,&quot;)" office:value-type="string" office:string-value="0b00001110," calcext:value-type="string">
            <text:p>0b00001110,</text:p>
          </table:table-cell>
          <table:table-cell table:formula="of:=CONCATENATE(&quot;0b&quot;;[.L98];[.O98];[.N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99]=1;0;1) ;IF([.D99];0;1);IF([.E99];1;0);IF([.F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9];[.M99];[.N99];&quot;,&quot;)" office:value-type="string" office:string-value="0b10011110," calcext:value-type="string">
            <text:p>0b10011110,</text:p>
          </table:table-cell>
          <table:table-cell table:formula="of:=CONCATENATE(&quot;0b&quot;;[.L99];[.M99];[.N99];&quot;,&quot;)" office:value-type="string" office:string-value="0b00001110," calcext:value-type="string">
            <text:p>0b00001110,</text:p>
          </table:table-cell>
          <table:table-cell table:formula="of:=CONCATENATE(&quot;0b&quot;;[.L99];[.O99];[.N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0]=1;0;1) ;IF([.D100];0;1);IF([.E100];1;0);IF([.F1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0];[.M100];[.N100];&quot;,&quot;)" office:value-type="string" office:string-value="0b10011110," calcext:value-type="string">
            <text:p>0b10011110,</text:p>
          </table:table-cell>
          <table:table-cell table:formula="of:=CONCATENATE(&quot;0b&quot;;[.L100];[.M100];[.N100];&quot;,&quot;)" office:value-type="string" office:string-value="0b00001110," calcext:value-type="string">
            <text:p>0b00001110,</text:p>
          </table:table-cell>
          <table:table-cell table:formula="of:=CONCATENATE(&quot;0b&quot;;[.L100];[.O100];[.N1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1]=1;0;1) ;IF([.D101];0;1);IF([.E101];1;0);IF([.F1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1];[.M101];[.N101];&quot;,&quot;)" office:value-type="string" office:string-value="0b10011110," calcext:value-type="string">
            <text:p>0b10011110,</text:p>
          </table:table-cell>
          <table:table-cell table:formula="of:=CONCATENATE(&quot;0b&quot;;[.L101];[.M101];[.N101];&quot;,&quot;)" office:value-type="string" office:string-value="0b00001110," calcext:value-type="string">
            <text:p>0b00001110,</text:p>
          </table:table-cell>
          <table:table-cell table:formula="of:=CONCATENATE(&quot;0b&quot;;[.L101];[.O101];[.N1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2]=1;0;1) ;IF([.D102];0;1);IF([.E102];1;0);IF([.F1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2];[.M102];[.N102];&quot;,&quot;)" office:value-type="string" office:string-value="0b10011110," calcext:value-type="string">
            <text:p>0b10011110,</text:p>
          </table:table-cell>
          <table:table-cell table:formula="of:=CONCATENATE(&quot;0b&quot;;[.L102];[.M102];[.N102];&quot;,&quot;)" office:value-type="string" office:string-value="0b00001110," calcext:value-type="string">
            <text:p>0b00001110,</text:p>
          </table:table-cell>
          <table:table-cell table:formula="of:=CONCATENATE(&quot;0b&quot;;[.L102];[.O102];[.N1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3]=1;0;1) ;IF([.D103];0;1);IF([.E103];1;0);IF([.F1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3];[.M103];[.N103];&quot;,&quot;)" office:value-type="string" office:string-value="0b10011110," calcext:value-type="string">
            <text:p>0b10011110,</text:p>
          </table:table-cell>
          <table:table-cell table:formula="of:=CONCATENATE(&quot;0b&quot;;[.L103];[.M103];[.N103];&quot;,&quot;)" office:value-type="string" office:string-value="0b00001110," calcext:value-type="string">
            <text:p>0b00001110,</text:p>
          </table:table-cell>
          <table:table-cell table:formula="of:=CONCATENATE(&quot;0b&quot;;[.L103];[.O103];[.N1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4]=1;0;1) ;IF([.D104];0;1);IF([.E104];1;0);IF([.F10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4];[.M104];[.N104];&quot;,&quot;)" office:value-type="string" office:string-value="0b10011110," calcext:value-type="string">
            <text:p>0b10011110,</text:p>
          </table:table-cell>
          <table:table-cell table:formula="of:=CONCATENATE(&quot;0b&quot;;[.L104];[.M104];[.N104];&quot;,&quot;)" office:value-type="string" office:string-value="0b00001110," calcext:value-type="string">
            <text:p>0b00001110,</text:p>
          </table:table-cell>
          <table:table-cell table:formula="of:=CONCATENATE(&quot;0b&quot;;[.L104];[.O104];[.N1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5]=1;0;1) ;IF([.D105];0;1);IF([.E105];1;0);IF([.F10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5];[.M105];[.N105];&quot;,&quot;)" office:value-type="string" office:string-value="0b10011110," calcext:value-type="string">
            <text:p>0b10011110,</text:p>
          </table:table-cell>
          <table:table-cell table:formula="of:=CONCATENATE(&quot;0b&quot;;[.L105];[.M105];[.N105];&quot;,&quot;)" office:value-type="string" office:string-value="0b00001110," calcext:value-type="string">
            <text:p>0b00001110,</text:p>
          </table:table-cell>
          <table:table-cell table:formula="of:=CONCATENATE(&quot;0b&quot;;[.L105];[.O105];[.N1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6]=1;0;1) ;IF([.D106];0;1);IF([.E106];1;0);IF([.F10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6];[.M106];[.N106];&quot;,&quot;)" office:value-type="string" office:string-value="0b10011110," calcext:value-type="string">
            <text:p>0b10011110,</text:p>
          </table:table-cell>
          <table:table-cell table:formula="of:=CONCATENATE(&quot;0b&quot;;[.L106];[.M106];[.N106];&quot;,&quot;)" office:value-type="string" office:string-value="0b00001110," calcext:value-type="string">
            <text:p>0b00001110,</text:p>
          </table:table-cell>
          <table:table-cell table:formula="of:=CONCATENATE(&quot;0b&quot;;[.L106];[.O106];[.N1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07]=1;0;1) ;IF([.D107];0;1);IF([.E107];1;0);IF([.F10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7];[.M107];[.N107];&quot;,&quot;)" office:value-type="string" office:string-value="0b10011110," calcext:value-type="string">
            <text:p>0b10011110,</text:p>
          </table:table-cell>
          <table:table-cell table:formula="of:=CONCATENATE(&quot;0b&quot;;[.L107];[.M107];[.N107];&quot;,&quot;)" office:value-type="string" office:string-value="0b00001110," calcext:value-type="string">
            <text:p>0b00001110,</text:p>
          </table:table-cell>
          <table:table-cell table:formula="of:=CONCATENATE(&quot;0b&quot;;[.L107];[.O107];[.N1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08]=1;0;1) ;IF([.D108];0;1);IF([.E108];1;0);IF([.F10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8];[.M108];[.N108];&quot;,&quot;)" office:value-type="string" office:string-value="0b01011110," calcext:value-type="string">
            <text:p>0b01011110,</text:p>
          </table:table-cell>
          <table:table-cell table:formula="of:=CONCATENATE(&quot;0b&quot;;[.L108];[.M108];[.N108];&quot;,&quot;)" office:value-type="string" office:string-value="0b00001110," calcext:value-type="string">
            <text:p>0b00001110,</text:p>
          </table:table-cell>
          <table:table-cell table:formula="of:=CONCATENATE(&quot;0b&quot;;[.L108];[.O108];[.N1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09]=1;0;1) ;IF([.D109];0;1);IF([.E109];1;0);IF([.F10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9];[.M109];[.N109];&quot;,&quot;)" office:value-type="string" office:string-value="0b01011110," calcext:value-type="string">
            <text:p>0b01011110,</text:p>
          </table:table-cell>
          <table:table-cell table:formula="of:=CONCATENATE(&quot;0b&quot;;[.L109];[.M109];[.N109];&quot;,&quot;)" office:value-type="string" office:string-value="0b00001110," calcext:value-type="string">
            <text:p>0b00001110,</text:p>
          </table:table-cell>
          <table:table-cell table:formula="of:=CONCATENATE(&quot;0b&quot;;[.L109];[.O109];[.N1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0]=1;0;1) ;IF([.D110];0;1);IF([.E110];1;0);IF([.F11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0];[.M110];[.N110];&quot;,&quot;)" office:value-type="string" office:string-value="0b01011110," calcext:value-type="string">
            <text:p>0b01011110,</text:p>
          </table:table-cell>
          <table:table-cell table:formula="of:=CONCATENATE(&quot;0b&quot;;[.L110];[.M110];[.N110];&quot;,&quot;)" office:value-type="string" office:string-value="0b00001110," calcext:value-type="string">
            <text:p>0b00001110,</text:p>
          </table:table-cell>
          <table:table-cell table:formula="of:=CONCATENATE(&quot;0b&quot;;[.L110];[.O110];[.N1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1]=1;0;1) ;IF([.D111];0;1);IF([.E111];1;0);IF([.F11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1];[.M111];[.N111];&quot;,&quot;)" office:value-type="string" office:string-value="0b01011110," calcext:value-type="string">
            <text:p>0b01011110,</text:p>
          </table:table-cell>
          <table:table-cell table:formula="of:=CONCATENATE(&quot;0b&quot;;[.L111];[.M111];[.N111];&quot;,&quot;)" office:value-type="string" office:string-value="0b00001110," calcext:value-type="string">
            <text:p>0b00001110,</text:p>
          </table:table-cell>
          <table:table-cell table:formula="of:=CONCATENATE(&quot;0b&quot;;[.L111];[.O111];[.N1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2]=1;0;1) ;IF([.D112];0;1);IF([.E112];1;0);IF([.F11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2];[.M112];[.N112];&quot;,&quot;)" office:value-type="string" office:string-value="0b01011110," calcext:value-type="string">
            <text:p>0b01011110,</text:p>
          </table:table-cell>
          <table:table-cell table:formula="of:=CONCATENATE(&quot;0b&quot;;[.L112];[.M112];[.N112];&quot;,&quot;)" office:value-type="string" office:string-value="0b00001110," calcext:value-type="string">
            <text:p>0b00001110,</text:p>
          </table:table-cell>
          <table:table-cell table:formula="of:=CONCATENATE(&quot;0b&quot;;[.L112];[.O112];[.N1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3]=1;0;1) ;IF([.D113];0;1);IF([.E113];1;0);IF([.F11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3];[.M113];[.N113];&quot;,&quot;)" office:value-type="string" office:string-value="0b01011110," calcext:value-type="string">
            <text:p>0b01011110,</text:p>
          </table:table-cell>
          <table:table-cell table:formula="of:=CONCATENATE(&quot;0b&quot;;[.L113];[.M113];[.N113];&quot;,&quot;)" office:value-type="string" office:string-value="0b00001110," calcext:value-type="string">
            <text:p>0b00001110,</text:p>
          </table:table-cell>
          <table:table-cell table:formula="of:=CONCATENATE(&quot;0b&quot;;[.L113];[.O113];[.N1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4]=1;0;1) ;IF([.D114];0;1);IF([.E114];1;0);IF([.F11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4];[.M114];[.N114];&quot;,&quot;)" office:value-type="string" office:string-value="0b01011110," calcext:value-type="string">
            <text:p>0b01011110,</text:p>
          </table:table-cell>
          <table:table-cell table:formula="of:=CONCATENATE(&quot;0b&quot;;[.L114];[.M114];[.N114];&quot;,&quot;)" office:value-type="string" office:string-value="0b00001110," calcext:value-type="string">
            <text:p>0b00001110,</text:p>
          </table:table-cell>
          <table:table-cell table:formula="of:=CONCATENATE(&quot;0b&quot;;[.L114];[.O114];[.N1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5]=1;0;1) ;IF([.D115];0;1);IF([.E115];1;0);IF([.F11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5];[.M115];[.N115];&quot;,&quot;)" office:value-type="string" office:string-value="0b01011110," calcext:value-type="string">
            <text:p>0b01011110,</text:p>
          </table:table-cell>
          <table:table-cell table:formula="of:=CONCATENATE(&quot;0b&quot;;[.L115];[.M115];[.N115];&quot;,&quot;)" office:value-type="string" office:string-value="0b00001110," calcext:value-type="string">
            <text:p>0b00001110,</text:p>
          </table:table-cell>
          <table:table-cell table:formula="of:=CONCATENATE(&quot;0b&quot;;[.L115];[.O115];[.N1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6]=1;0;1) ;IF([.D116];0;1);IF([.E116];1;0);IF([.F11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6];[.M116];[.N116];&quot;,&quot;)" office:value-type="string" office:string-value="0b01011110," calcext:value-type="string">
            <text:p>0b01011110,</text:p>
          </table:table-cell>
          <table:table-cell table:formula="of:=CONCATENATE(&quot;0b&quot;;[.L116];[.M116];[.N116];&quot;,&quot;)" office:value-type="string" office:string-value="0b00001110," calcext:value-type="string">
            <text:p>0b00001110,</text:p>
          </table:table-cell>
          <table:table-cell table:formula="of:=CONCATENATE(&quot;0b&quot;;[.L116];[.O116];[.N1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7]=1;0;1) ;IF([.D117];0;1);IF([.E117];1;0);IF([.F11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7];[.M117];[.N117];&quot;,&quot;)" office:value-type="string" office:string-value="0b01011110," calcext:value-type="string">
            <text:p>0b01011110,</text:p>
          </table:table-cell>
          <table:table-cell table:formula="of:=CONCATENATE(&quot;0b&quot;;[.L117];[.M117];[.N117];&quot;,&quot;)" office:value-type="string" office:string-value="0b00001110," calcext:value-type="string">
            <text:p>0b00001110,</text:p>
          </table:table-cell>
          <table:table-cell table:formula="of:=CONCATENATE(&quot;0b&quot;;[.L117];[.O117];[.N1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8]=1;0;1) ;IF([.D118];0;1);IF([.E118];1;0);IF([.F11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8];[.M118];[.N118];&quot;,&quot;)" office:value-type="string" office:string-value="0b01011110," calcext:value-type="string">
            <text:p>0b01011110,</text:p>
          </table:table-cell>
          <table:table-cell table:formula="of:=CONCATENATE(&quot;0b&quot;;[.L118];[.M118];[.N118];&quot;,&quot;)" office:value-type="string" office:string-value="0b00001110," calcext:value-type="string">
            <text:p>0b00001110,</text:p>
          </table:table-cell>
          <table:table-cell table:formula="of:=CONCATENATE(&quot;0b&quot;;[.L118];[.O118];[.N1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19]=1;0;1) ;IF([.D119];0;1);IF([.E119];1;0);IF([.F11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9];[.M119];[.N119];&quot;,&quot;)" office:value-type="string" office:string-value="0b01011110," calcext:value-type="string">
            <text:p>0b01011110,</text:p>
          </table:table-cell>
          <table:table-cell table:formula="of:=CONCATENATE(&quot;0b&quot;;[.L119];[.M119];[.N119];&quot;,&quot;)" office:value-type="string" office:string-value="0b00001110," calcext:value-type="string">
            <text:p>0b00001110,</text:p>
          </table:table-cell>
          <table:table-cell table:formula="of:=CONCATENATE(&quot;0b&quot;;[.L119];[.O119];[.N1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0]=1;0;1) ;IF([.D120];0;1);IF([.E120];1;0);IF([.F12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0];[.M120];[.N120];&quot;,&quot;)" office:value-type="string" office:string-value="0b01011110," calcext:value-type="string">
            <text:p>0b01011110,</text:p>
          </table:table-cell>
          <table:table-cell table:formula="of:=CONCATENATE(&quot;0b&quot;;[.L120];[.M120];[.N120];&quot;,&quot;)" office:value-type="string" office:string-value="0b00001110," calcext:value-type="string">
            <text:p>0b00001110,</text:p>
          </table:table-cell>
          <table:table-cell table:formula="of:=CONCATENATE(&quot;0b&quot;;[.L120];[.O120];[.N1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1]=1;0;1) ;IF([.D121];0;1);IF([.E121];1;0);IF([.F12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1];[.M121];[.N121];&quot;,&quot;)" office:value-type="string" office:string-value="0b01011110," calcext:value-type="string">
            <text:p>0b01011110,</text:p>
          </table:table-cell>
          <table:table-cell table:formula="of:=CONCATENATE(&quot;0b&quot;;[.L121];[.M121];[.N121];&quot;,&quot;)" office:value-type="string" office:string-value="0b00001110," calcext:value-type="string">
            <text:p>0b00001110,</text:p>
          </table:table-cell>
          <table:table-cell table:formula="of:=CONCATENATE(&quot;0b&quot;;[.L121];[.O121];[.N1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2]=1;0;1) ;IF([.D122];0;1);IF([.E122];1;0);IF([.F12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2];[.M122];[.N122];&quot;,&quot;)" office:value-type="string" office:string-value="0b01011110," calcext:value-type="string">
            <text:p>0b01011110,</text:p>
          </table:table-cell>
          <table:table-cell table:formula="of:=CONCATENATE(&quot;0b&quot;;[.L122];[.M122];[.N122];&quot;,&quot;)" office:value-type="string" office:string-value="0b00001110," calcext:value-type="string">
            <text:p>0b00001110,</text:p>
          </table:table-cell>
          <table:table-cell table:formula="of:=CONCATENATE(&quot;0b&quot;;[.L122];[.O122];[.N1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3]=1;0;1) ;IF([.D123];0;1);IF([.E123];1;0);IF([.F12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3];[.M123];[.N123];&quot;,&quot;)" office:value-type="string" office:string-value="0b01011110," calcext:value-type="string">
            <text:p>0b01011110,</text:p>
          </table:table-cell>
          <table:table-cell table:formula="of:=CONCATENATE(&quot;0b&quot;;[.L123];[.M123];[.N123];&quot;,&quot;)" office:value-type="string" office:string-value="0b00001110," calcext:value-type="string">
            <text:p>0b00001110,</text:p>
          </table:table-cell>
          <table:table-cell table:formula="of:=CONCATENATE(&quot;0b&quot;;[.L123];[.O123];[.N1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4]=1;0;1) ;IF([.D124];0;1);IF([.E124];1;0);IF([.F12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4];[.M124];[.N124];&quot;,&quot;)" office:value-type="string" office:string-value="0b01011110," calcext:value-type="string">
            <text:p>0b01011110,</text:p>
          </table:table-cell>
          <table:table-cell table:formula="of:=CONCATENATE(&quot;0b&quot;;[.L124];[.M124];[.N124];&quot;,&quot;)" office:value-type="string" office:string-value="0b00001110," calcext:value-type="string">
            <text:p>0b00001110,</text:p>
          </table:table-cell>
          <table:table-cell table:formula="of:=CONCATENATE(&quot;0b&quot;;[.L124];[.O124];[.N1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5]=1;0;1) ;IF([.D125];0;1);IF([.E125];1;0);IF([.F12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5];[.M125];[.N125];&quot;,&quot;)" office:value-type="string" office:string-value="0b01011110," calcext:value-type="string">
            <text:p>0b01011110,</text:p>
          </table:table-cell>
          <table:table-cell table:formula="of:=CONCATENATE(&quot;0b&quot;;[.L125];[.M125];[.N125];&quot;,&quot;)" office:value-type="string" office:string-value="0b00001110," calcext:value-type="string">
            <text:p>0b00001110,</text:p>
          </table:table-cell>
          <table:table-cell table:formula="of:=CONCATENATE(&quot;0b&quot;;[.L125];[.O125];[.N1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6]=1;0;1) ;IF([.D126];0;1);IF([.E126];1;0);IF([.F12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6];[.M126];[.N126];&quot;,&quot;)" office:value-type="string" office:string-value="0b01011110," calcext:value-type="string">
            <text:p>0b01011110,</text:p>
          </table:table-cell>
          <table:table-cell table:formula="of:=CONCATENATE(&quot;0b&quot;;[.L126];[.M126];[.N126];&quot;,&quot;)" office:value-type="string" office:string-value="0b00001110," calcext:value-type="string">
            <text:p>0b00001110,</text:p>
          </table:table-cell>
          <table:table-cell table:formula="of:=CONCATENATE(&quot;0b&quot;;[.L126];[.O126];[.N1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7]=1;0;1) ;IF([.D127];0;1);IF([.E127];1;0);IF([.F12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7];[.M127];[.N127];&quot;,&quot;)" office:value-type="string" office:string-value="0b01011110," calcext:value-type="string">
            <text:p>0b01011110,</text:p>
          </table:table-cell>
          <table:table-cell table:formula="of:=CONCATENATE(&quot;0b&quot;;[.L127];[.M127];[.N127];&quot;,&quot;)" office:value-type="string" office:string-value="0b00001110," calcext:value-type="string">
            <text:p>0b00001110,</text:p>
          </table:table-cell>
          <table:table-cell table:formula="of:=CONCATENATE(&quot;0b&quot;;[.L127];[.O127];[.N1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8]=1;0;1) ;IF([.D128];0;1);IF([.E128];1;0);IF([.F12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8];[.M128];[.N128];&quot;,&quot;)" office:value-type="string" office:string-value="0b01011110," calcext:value-type="string">
            <text:p>0b01011110,</text:p>
          </table:table-cell>
          <table:table-cell table:formula="of:=CONCATENATE(&quot;0b&quot;;[.L128];[.M128];[.N128];&quot;,&quot;)" office:value-type="string" office:string-value="0b00001110," calcext:value-type="string">
            <text:p>0b00001110,</text:p>
          </table:table-cell>
          <table:table-cell table:formula="of:=CONCATENATE(&quot;0b&quot;;[.L128];[.O128];[.N1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29]=1;0;1) ;IF([.D129];0;1);IF([.E129];1;0);IF([.F12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9];[.M129];[.N129];&quot;,&quot;)" office:value-type="string" office:string-value="0b01011110," calcext:value-type="string">
            <text:p>0b01011110,</text:p>
          </table:table-cell>
          <table:table-cell table:formula="of:=CONCATENATE(&quot;0b&quot;;[.L129];[.M129];[.N129];&quot;,&quot;)" office:value-type="string" office:string-value="0b00001110," calcext:value-type="string">
            <text:p>0b00001110,</text:p>
          </table:table-cell>
          <table:table-cell table:formula="of:=CONCATENATE(&quot;0b&quot;;[.L129];[.O129];[.N1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0]=1;0;1) ;IF([.D130];0;1);IF([.E130];1;0);IF([.F13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0];[.M130];[.N130];&quot;,&quot;)" office:value-type="string" office:string-value="0b01011110," calcext:value-type="string">
            <text:p>0b01011110,</text:p>
          </table:table-cell>
          <table:table-cell table:formula="of:=CONCATENATE(&quot;0b&quot;;[.L130];[.M130];[.N130];&quot;,&quot;)" office:value-type="string" office:string-value="0b00001110," calcext:value-type="string">
            <text:p>0b00001110,</text:p>
          </table:table-cell>
          <table:table-cell table:formula="of:=CONCATENATE(&quot;0b&quot;;[.L130];[.O130];[.N1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1]=1;0;1) ;IF([.D131];0;1);IF([.E131];1;0);IF([.F13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1];[.M131];[.N131];&quot;,&quot;)" office:value-type="string" office:string-value="0b01011110," calcext:value-type="string">
            <text:p>0b01011110,</text:p>
          </table:table-cell>
          <table:table-cell table:formula="of:=CONCATENATE(&quot;0b&quot;;[.L131];[.M131];[.N131];&quot;,&quot;)" office:value-type="string" office:string-value="0b00001110," calcext:value-type="string">
            <text:p>0b00001110,</text:p>
          </table:table-cell>
          <table:table-cell table:formula="of:=CONCATENATE(&quot;0b&quot;;[.L131];[.O131];[.N1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2]=1;0;1) ;IF([.D132];0;1);IF([.E132];1;0);IF([.F13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2];[.M132];[.N132];&quot;,&quot;)" office:value-type="string" office:string-value="0b01011110," calcext:value-type="string">
            <text:p>0b01011110,</text:p>
          </table:table-cell>
          <table:table-cell table:formula="of:=CONCATENATE(&quot;0b&quot;;[.L132];[.M132];[.N132];&quot;,&quot;)" office:value-type="string" office:string-value="0b00001110," calcext:value-type="string">
            <text:p>0b00001110,</text:p>
          </table:table-cell>
          <table:table-cell table:formula="of:=CONCATENATE(&quot;0b&quot;;[.L132];[.O132];[.N1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3]=1;0;1) ;IF([.D133];0;1);IF([.E133];1;0);IF([.F13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3];[.M133];[.N133];&quot;,&quot;)" office:value-type="string" office:string-value="0b01011110," calcext:value-type="string">
            <text:p>0b01011110,</text:p>
          </table:table-cell>
          <table:table-cell table:formula="of:=CONCATENATE(&quot;0b&quot;;[.L133];[.M133];[.N133];&quot;,&quot;)" office:value-type="string" office:string-value="0b00001110," calcext:value-type="string">
            <text:p>0b00001110,</text:p>
          </table:table-cell>
          <table:table-cell table:formula="of:=CONCATENATE(&quot;0b&quot;;[.L133];[.O133];[.N1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4]=1;0;1) ;IF([.D134];0;1);IF([.E134];1;0);IF([.F13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4];[.M134];[.N134];&quot;,&quot;)" office:value-type="string" office:string-value="0b01011110," calcext:value-type="string">
            <text:p>0b01011110,</text:p>
          </table:table-cell>
          <table:table-cell table:formula="of:=CONCATENATE(&quot;0b&quot;;[.L134];[.M134];[.N134];&quot;,&quot;)" office:value-type="string" office:string-value="0b00001110," calcext:value-type="string">
            <text:p>0b00001110,</text:p>
          </table:table-cell>
          <table:table-cell table:formula="of:=CONCATENATE(&quot;0b&quot;;[.L134];[.O134];[.N1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5]=1;0;1) ;IF([.D135];0;1);IF([.E135];1;0);IF([.F13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5];[.M135];[.N135];&quot;,&quot;)" office:value-type="string" office:string-value="0b01011110," calcext:value-type="string">
            <text:p>0b01011110,</text:p>
          </table:table-cell>
          <table:table-cell table:formula="of:=CONCATENATE(&quot;0b&quot;;[.L135];[.M135];[.N135];&quot;,&quot;)" office:value-type="string" office:string-value="0b00001110," calcext:value-type="string">
            <text:p>0b00001110,</text:p>
          </table:table-cell>
          <table:table-cell table:formula="of:=CONCATENATE(&quot;0b&quot;;[.L135];[.O135];[.N1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6]=1;0;1) ;IF([.D136];0;1);IF([.E136];1;0);IF([.F13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6];[.M136];[.N136];&quot;,&quot;)" office:value-type="string" office:string-value="0b01011110," calcext:value-type="string">
            <text:p>0b01011110,</text:p>
          </table:table-cell>
          <table:table-cell table:formula="of:=CONCATENATE(&quot;0b&quot;;[.L136];[.M136];[.N136];&quot;,&quot;)" office:value-type="string" office:string-value="0b00001110," calcext:value-type="string">
            <text:p>0b00001110,</text:p>
          </table:table-cell>
          <table:table-cell table:formula="of:=CONCATENATE(&quot;0b&quot;;[.L136];[.O136];[.N1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7]=1;0;1) ;IF([.D137];0;1);IF([.E137];1;0);IF([.F13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7];[.M137];[.N137];&quot;,&quot;)" office:value-type="string" office:string-value="0b01011110," calcext:value-type="string">
            <text:p>0b01011110,</text:p>
          </table:table-cell>
          <table:table-cell table:formula="of:=CONCATENATE(&quot;0b&quot;;[.L137];[.M137];[.N137];&quot;,&quot;)" office:value-type="string" office:string-value="0b00001110," calcext:value-type="string">
            <text:p>0b00001110,</text:p>
          </table:table-cell>
          <table:table-cell table:formula="of:=CONCATENATE(&quot;0b&quot;;[.L137];[.O137];[.N1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38]=1;0;1) ;IF([.D138];0;1);IF([.E138];1;0);IF([.F13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8];[.M138];[.N138];&quot;,&quot;)" office:value-type="string" office:string-value="0b01011110," calcext:value-type="string">
            <text:p>0b01011110,</text:p>
          </table:table-cell>
          <table:table-cell table:formula="of:=CONCATENATE(&quot;0b&quot;;[.L138];[.M138];[.N138];&quot;,&quot;)" office:value-type="string" office:string-value="0b00001110," calcext:value-type="string">
            <text:p>0b00001110,</text:p>
          </table:table-cell>
          <table:table-cell table:formula="of:=CONCATENATE(&quot;0b&quot;;[.L138];[.O138];[.N1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39]=1;0;1) ;IF([.D139];0;1);IF([.E139];1;0);IF([.F13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9];[.M139];[.N139];&quot;,&quot;)" office:value-type="string" office:string-value="0b01011110," calcext:value-type="string">
            <text:p>0b01011110,</text:p>
          </table:table-cell>
          <table:table-cell table:formula="of:=CONCATENATE(&quot;0b&quot;;[.L139];[.M139];[.N139];&quot;,&quot;)" office:value-type="string" office:string-value="0b00001110," calcext:value-type="string">
            <text:p>0b00001110,</text:p>
          </table:table-cell>
          <table:table-cell table:formula="of:=CONCATENATE(&quot;0b&quot;;[.L139];[.O139];[.N1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0]=1;0;1) ;IF([.D140];0;1);IF([.E140];1;0);IF([.F14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0];[.M140];[.N140];&quot;,&quot;)" office:value-type="string" office:string-value="0b01011110," calcext:value-type="string">
            <text:p>0b01011110,</text:p>
          </table:table-cell>
          <table:table-cell table:formula="of:=CONCATENATE(&quot;0b&quot;;[.L140];[.M140];[.N140];&quot;,&quot;)" office:value-type="string" office:string-value="0b00001110," calcext:value-type="string">
            <text:p>0b00001110,</text:p>
          </table:table-cell>
          <table:table-cell table:formula="of:=CONCATENATE(&quot;0b&quot;;[.L140];[.O140];[.N1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1]=1;0;1) ;IF([.D141];0;1);IF([.E141];1;0);IF([.F14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1];[.M141];[.N141];&quot;,&quot;)" office:value-type="string" office:string-value="0b01011110," calcext:value-type="string">
            <text:p>0b01011110,</text:p>
          </table:table-cell>
          <table:table-cell table:formula="of:=CONCATENATE(&quot;0b&quot;;[.L141];[.M141];[.N141];&quot;,&quot;)" office:value-type="string" office:string-value="0b00001110," calcext:value-type="string">
            <text:p>0b00001110,</text:p>
          </table:table-cell>
          <table:table-cell table:formula="of:=CONCATENATE(&quot;0b&quot;;[.L141];[.O141];[.N1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2]=1;0;1) ;IF([.D142];0;1);IF([.E142];1;0);IF([.F14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2];[.M142];[.N142];&quot;,&quot;)" office:value-type="string" office:string-value="0b01011110," calcext:value-type="string">
            <text:p>0b01011110,</text:p>
          </table:table-cell>
          <table:table-cell table:formula="of:=CONCATENATE(&quot;0b&quot;;[.L142];[.M142];[.N142];&quot;,&quot;)" office:value-type="string" office:string-value="0b00001110," calcext:value-type="string">
            <text:p>0b00001110,</text:p>
          </table:table-cell>
          <table:table-cell table:formula="of:=CONCATENATE(&quot;0b&quot;;[.L142];[.O142];[.N1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3]=1;0;1) ;IF([.D143];0;1);IF([.E143];1;0);IF([.F14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3];[.M143];[.N143];&quot;,&quot;)" office:value-type="string" office:string-value="0b01011110," calcext:value-type="string">
            <text:p>0b01011110,</text:p>
          </table:table-cell>
          <table:table-cell table:formula="of:=CONCATENATE(&quot;0b&quot;;[.L143];[.M143];[.N143];&quot;,&quot;)" office:value-type="string" office:string-value="0b00001110," calcext:value-type="string">
            <text:p>0b00001110,</text:p>
          </table:table-cell>
          <table:table-cell table:formula="of:=CONCATENATE(&quot;0b&quot;;[.L143];[.O143];[.N1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4]=1;0;1) ;IF([.D144];0;1);IF([.E144];1;0);IF([.F14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4];[.M144];[.N144];&quot;,&quot;)" office:value-type="string" office:string-value="0b01011110," calcext:value-type="string">
            <text:p>0b01011110,</text:p>
          </table:table-cell>
          <table:table-cell table:formula="of:=CONCATENATE(&quot;0b&quot;;[.L144];[.M144];[.N144];&quot;,&quot;)" office:value-type="string" office:string-value="0b00001110," calcext:value-type="string">
            <text:p>0b00001110,</text:p>
          </table:table-cell>
          <table:table-cell table:formula="of:=CONCATENATE(&quot;0b&quot;;[.L144];[.O144];[.N1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5]=1;0;1) ;IF([.D145];0;1);IF([.E145];1;0);IF([.F14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5];[.M145];[.N145];&quot;,&quot;)" office:value-type="string" office:string-value="0b01011110," calcext:value-type="string">
            <text:p>0b01011110,</text:p>
          </table:table-cell>
          <table:table-cell table:formula="of:=CONCATENATE(&quot;0b&quot;;[.L145];[.M145];[.N145];&quot;,&quot;)" office:value-type="string" office:string-value="0b00001110," calcext:value-type="string">
            <text:p>0b00001110,</text:p>
          </table:table-cell>
          <table:table-cell table:formula="of:=CONCATENATE(&quot;0b&quot;;[.L145];[.O145];[.N1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6]=1;0;1) ;IF([.D146];0;1);IF([.E146];1;0);IF([.F14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6];[.M146];[.N146];&quot;,&quot;)" office:value-type="string" office:string-value="0b01011110," calcext:value-type="string">
            <text:p>0b01011110,</text:p>
          </table:table-cell>
          <table:table-cell table:formula="of:=CONCATENATE(&quot;0b&quot;;[.L146];[.M146];[.N146];&quot;,&quot;)" office:value-type="string" office:string-value="0b00001110," calcext:value-type="string">
            <text:p>0b00001110,</text:p>
          </table:table-cell>
          <table:table-cell table:formula="of:=CONCATENATE(&quot;0b&quot;;[.L146];[.O146];[.N1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7]=1;0;1) ;IF([.D147];0;1);IF([.E147];1;0);IF([.F14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7];[.M147];[.N147];&quot;,&quot;)" office:value-type="string" office:string-value="0b01011110," calcext:value-type="string">
            <text:p>0b01011110,</text:p>
          </table:table-cell>
          <table:table-cell table:formula="of:=CONCATENATE(&quot;0b&quot;;[.L147];[.M147];[.N147];&quot;,&quot;)" office:value-type="string" office:string-value="0b00001110," calcext:value-type="string">
            <text:p>0b00001110,</text:p>
          </table:table-cell>
          <table:table-cell table:formula="of:=CONCATENATE(&quot;0b&quot;;[.L147];[.O147];[.N1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8]=1;0;1) ;IF([.D148];0;1);IF([.E148];1;0);IF([.F14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8];[.M148];[.N148];&quot;,&quot;)" office:value-type="string" office:string-value="0b01011110," calcext:value-type="string">
            <text:p>0b01011110,</text:p>
          </table:table-cell>
          <table:table-cell table:formula="of:=CONCATENATE(&quot;0b&quot;;[.L148];[.M148];[.N148];&quot;,&quot;)" office:value-type="string" office:string-value="0b00001110," calcext:value-type="string">
            <text:p>0b00001110,</text:p>
          </table:table-cell>
          <table:table-cell table:formula="of:=CONCATENATE(&quot;0b&quot;;[.L148];[.O148];[.N1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49]=1;0;1) ;IF([.D149];0;1);IF([.E149];1;0);IF([.F14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9];[.M149];[.N149];&quot;,&quot;)" office:value-type="string" office:string-value="0b01011110," calcext:value-type="string">
            <text:p>0b01011110,</text:p>
          </table:table-cell>
          <table:table-cell table:formula="of:=CONCATENATE(&quot;0b&quot;;[.L149];[.M149];[.N149];&quot;,&quot;)" office:value-type="string" office:string-value="0b00001110," calcext:value-type="string">
            <text:p>0b00001110,</text:p>
          </table:table-cell>
          <table:table-cell table:formula="of:=CONCATENATE(&quot;0b&quot;;[.L149];[.O149];[.N1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0]=1;0;1) ;IF([.D150];0;1);IF([.E150];1;0);IF([.F15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0];[.M150];[.N150];&quot;,&quot;)" office:value-type="string" office:string-value="0b01011110," calcext:value-type="string">
            <text:p>0b01011110,</text:p>
          </table:table-cell>
          <table:table-cell table:formula="of:=CONCATENATE(&quot;0b&quot;;[.L150];[.M150];[.N150];&quot;,&quot;)" office:value-type="string" office:string-value="0b00001110," calcext:value-type="string">
            <text:p>0b00001110,</text:p>
          </table:table-cell>
          <table:table-cell table:formula="of:=CONCATENATE(&quot;0b&quot;;[.L150];[.O150];[.N1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1]=1;0;1) ;IF([.D151];0;1);IF([.E151];1;0);IF([.F15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1];[.M151];[.N151];&quot;,&quot;)" office:value-type="string" office:string-value="0b01011110," calcext:value-type="string">
            <text:p>0b01011110,</text:p>
          </table:table-cell>
          <table:table-cell table:formula="of:=CONCATENATE(&quot;0b&quot;;[.L151];[.M151];[.N151];&quot;,&quot;)" office:value-type="string" office:string-value="0b00001110," calcext:value-type="string">
            <text:p>0b00001110,</text:p>
          </table:table-cell>
          <table:table-cell table:formula="of:=CONCATENATE(&quot;0b&quot;;[.L151];[.O151];[.N1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2]=1;0;1) ;IF([.D152];0;1);IF([.E152];1;0);IF([.F15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2];[.M152];[.N152];&quot;,&quot;)" office:value-type="string" office:string-value="0b01011110," calcext:value-type="string">
            <text:p>0b01011110,</text:p>
          </table:table-cell>
          <table:table-cell table:formula="of:=CONCATENATE(&quot;0b&quot;;[.L152];[.M152];[.N152];&quot;,&quot;)" office:value-type="string" office:string-value="0b00001110," calcext:value-type="string">
            <text:p>0b00001110,</text:p>
          </table:table-cell>
          <table:table-cell table:formula="of:=CONCATENATE(&quot;0b&quot;;[.L152];[.O152];[.N1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3]=1;0;1) ;IF([.D153];0;1);IF([.E153];1;0);IF([.F15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3];[.M153];[.N153];&quot;,&quot;)" office:value-type="string" office:string-value="0b01011110," calcext:value-type="string">
            <text:p>0b01011110,</text:p>
          </table:table-cell>
          <table:table-cell table:formula="of:=CONCATENATE(&quot;0b&quot;;[.L153];[.M153];[.N153];&quot;,&quot;)" office:value-type="string" office:string-value="0b00001110," calcext:value-type="string">
            <text:p>0b00001110,</text:p>
          </table:table-cell>
          <table:table-cell table:formula="of:=CONCATENATE(&quot;0b&quot;;[.L153];[.O153];[.N1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4]=1;0;1) ;IF([.D154];0;1);IF([.E154];1;0);IF([.F15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4];[.M154];[.N154];&quot;,&quot;)" office:value-type="string" office:string-value="0b01011110," calcext:value-type="string">
            <text:p>0b01011110,</text:p>
          </table:table-cell>
          <table:table-cell table:formula="of:=CONCATENATE(&quot;0b&quot;;[.L154];[.M154];[.N154];&quot;,&quot;)" office:value-type="string" office:string-value="0b00001110," calcext:value-type="string">
            <text:p>0b00001110,</text:p>
          </table:table-cell>
          <table:table-cell table:formula="of:=CONCATENATE(&quot;0b&quot;;[.L154];[.O154];[.N1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5]=1;0;1) ;IF([.D155];0;1);IF([.E155];1;0);IF([.F15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5];[.M155];[.N155];&quot;,&quot;)" office:value-type="string" office:string-value="0b01011110," calcext:value-type="string">
            <text:p>0b01011110,</text:p>
          </table:table-cell>
          <table:table-cell table:formula="of:=CONCATENATE(&quot;0b&quot;;[.L155];[.M155];[.N155];&quot;,&quot;)" office:value-type="string" office:string-value="0b00001110," calcext:value-type="string">
            <text:p>0b00001110,</text:p>
          </table:table-cell>
          <table:table-cell table:formula="of:=CONCATENATE(&quot;0b&quot;;[.L155];[.O155];[.N1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6]=1;0;1) ;IF([.D156];0;1);IF([.E156];1;0);IF([.F15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6];[.M156];[.N156];&quot;,&quot;)" office:value-type="string" office:string-value="0b01011110," calcext:value-type="string">
            <text:p>0b01011110,</text:p>
          </table:table-cell>
          <table:table-cell table:formula="of:=CONCATENATE(&quot;0b&quot;;[.L156];[.M156];[.N156];&quot;,&quot;)" office:value-type="string" office:string-value="0b00001110," calcext:value-type="string">
            <text:p>0b00001110,</text:p>
          </table:table-cell>
          <table:table-cell table:formula="of:=CONCATENATE(&quot;0b&quot;;[.L156];[.O156];[.N1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7]=1;0;1) ;IF([.D157];0;1);IF([.E157];1;0);IF([.F15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7];[.M157];[.N157];&quot;,&quot;)" office:value-type="string" office:string-value="0b01011110," calcext:value-type="string">
            <text:p>0b01011110,</text:p>
          </table:table-cell>
          <table:table-cell table:formula="of:=CONCATENATE(&quot;0b&quot;;[.L157];[.M157];[.N157];&quot;,&quot;)" office:value-type="string" office:string-value="0b00001110," calcext:value-type="string">
            <text:p>0b00001110,</text:p>
          </table:table-cell>
          <table:table-cell table:formula="of:=CONCATENATE(&quot;0b&quot;;[.L157];[.O157];[.N1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8]=1;0;1) ;IF([.D158];0;1);IF([.E158];1;0);IF([.F15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8];[.M158];[.N158];&quot;,&quot;)" office:value-type="string" office:string-value="0b01011110," calcext:value-type="string">
            <text:p>0b01011110,</text:p>
          </table:table-cell>
          <table:table-cell table:formula="of:=CONCATENATE(&quot;0b&quot;;[.L158];[.M158];[.N158];&quot;,&quot;)" office:value-type="string" office:string-value="0b00001110," calcext:value-type="string">
            <text:p>0b00001110,</text:p>
          </table:table-cell>
          <table:table-cell table:formula="of:=CONCATENATE(&quot;0b&quot;;[.L158];[.O158];[.N1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59]=1;0;1) ;IF([.D159];0;1);IF([.E159];1;0);IF([.F15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9];[.M159];[.N159];&quot;,&quot;)" office:value-type="string" office:string-value="0b01011110," calcext:value-type="string">
            <text:p>0b01011110,</text:p>
          </table:table-cell>
          <table:table-cell table:formula="of:=CONCATENATE(&quot;0b&quot;;[.L159];[.M159];[.N159];&quot;,&quot;)" office:value-type="string" office:string-value="0b00001110," calcext:value-type="string">
            <text:p>0b00001110,</text:p>
          </table:table-cell>
          <table:table-cell table:formula="of:=CONCATENATE(&quot;0b&quot;;[.L159];[.O159];[.N1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0]=1;0;1) ;IF([.D160];0;1);IF([.E160];1;0);IF([.F16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0];[.M160];[.N160];&quot;,&quot;)" office:value-type="string" office:string-value="0b01011110," calcext:value-type="string">
            <text:p>0b01011110,</text:p>
          </table:table-cell>
          <table:table-cell table:formula="of:=CONCATENATE(&quot;0b&quot;;[.L160];[.M160];[.N160];&quot;,&quot;)" office:value-type="string" office:string-value="0b00001110," calcext:value-type="string">
            <text:p>0b00001110,</text:p>
          </table:table-cell>
          <table:table-cell table:formula="of:=CONCATENATE(&quot;0b&quot;;[.L160];[.O160];[.N1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1]=1;0;1) ;IF([.D161];0;1);IF([.E161];1;0);IF([.F16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1];[.M161];[.N161];&quot;,&quot;)" office:value-type="string" office:string-value="0b01011110," calcext:value-type="string">
            <text:p>0b01011110,</text:p>
          </table:table-cell>
          <table:table-cell table:formula="of:=CONCATENATE(&quot;0b&quot;;[.L161];[.M161];[.N161];&quot;,&quot;)" office:value-type="string" office:string-value="0b00001110," calcext:value-type="string">
            <text:p>0b00001110,</text:p>
          </table:table-cell>
          <table:table-cell table:formula="of:=CONCATENATE(&quot;0b&quot;;[.L161];[.O161];[.N1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2]=1;0;1) ;IF([.D162];0;1);IF([.E162];1;0);IF([.F16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2];[.M162];[.N162];&quot;,&quot;)" office:value-type="string" office:string-value="0b01011110," calcext:value-type="string">
            <text:p>0b01011110,</text:p>
          </table:table-cell>
          <table:table-cell table:formula="of:=CONCATENATE(&quot;0b&quot;;[.L162];[.M162];[.N162];&quot;,&quot;)" office:value-type="string" office:string-value="0b00001110," calcext:value-type="string">
            <text:p>0b00001110,</text:p>
          </table:table-cell>
          <table:table-cell table:formula="of:=CONCATENATE(&quot;0b&quot;;[.L162];[.O162];[.N1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3]=1;0;1) ;IF([.D163];0;1);IF([.E163];1;0);IF([.F16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3];[.M163];[.N163];&quot;,&quot;)" office:value-type="string" office:string-value="0b01011110," calcext:value-type="string">
            <text:p>0b01011110,</text:p>
          </table:table-cell>
          <table:table-cell table:formula="of:=CONCATENATE(&quot;0b&quot;;[.L163];[.M163];[.N163];&quot;,&quot;)" office:value-type="string" office:string-value="0b00001110," calcext:value-type="string">
            <text:p>0b00001110,</text:p>
          </table:table-cell>
          <table:table-cell table:formula="of:=CONCATENATE(&quot;0b&quot;;[.L163];[.O163];[.N1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4]=1;0;1) ;IF([.D164];0;1);IF([.E164];1;0);IF([.F16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4];[.M164];[.N164];&quot;,&quot;)" office:value-type="string" office:string-value="0b01011110," calcext:value-type="string">
            <text:p>0b01011110,</text:p>
          </table:table-cell>
          <table:table-cell table:formula="of:=CONCATENATE(&quot;0b&quot;;[.L164];[.M164];[.N164];&quot;,&quot;)" office:value-type="string" office:string-value="0b00001110," calcext:value-type="string">
            <text:p>0b00001110,</text:p>
          </table:table-cell>
          <table:table-cell table:formula="of:=CONCATENATE(&quot;0b&quot;;[.L164];[.O164];[.N1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5]=1;0;1) ;IF([.D165];0;1);IF([.E165];1;0);IF([.F16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5];[.M165];[.N165];&quot;,&quot;)" office:value-type="string" office:string-value="0b01011110," calcext:value-type="string">
            <text:p>0b01011110,</text:p>
          </table:table-cell>
          <table:table-cell table:formula="of:=CONCATENATE(&quot;0b&quot;;[.L165];[.M165];[.N165];&quot;,&quot;)" office:value-type="string" office:string-value="0b00001110," calcext:value-type="string">
            <text:p>0b00001110,</text:p>
          </table:table-cell>
          <table:table-cell table:formula="of:=CONCATENATE(&quot;0b&quot;;[.L165];[.O165];[.N1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6]=1;0;1) ;IF([.D166];0;1);IF([.E166];1;0);IF([.F16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6];[.M166];[.N166];&quot;,&quot;)" office:value-type="string" office:string-value="0b01011110," calcext:value-type="string">
            <text:p>0b01011110,</text:p>
          </table:table-cell>
          <table:table-cell table:formula="of:=CONCATENATE(&quot;0b&quot;;[.L166];[.M166];[.N166];&quot;,&quot;)" office:value-type="string" office:string-value="0b00001110," calcext:value-type="string">
            <text:p>0b00001110,</text:p>
          </table:table-cell>
          <table:table-cell table:formula="of:=CONCATENATE(&quot;0b&quot;;[.L166];[.O166];[.N1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7]=1;0;1) ;IF([.D167];0;1);IF([.E167];1;0);IF([.F16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7];[.M167];[.N167];&quot;,&quot;)" office:value-type="string" office:string-value="0b01011110," calcext:value-type="string">
            <text:p>0b01011110,</text:p>
          </table:table-cell>
          <table:table-cell table:formula="of:=CONCATENATE(&quot;0b&quot;;[.L167];[.M167];[.N167];&quot;,&quot;)" office:value-type="string" office:string-value="0b00001110," calcext:value-type="string">
            <text:p>0b00001110,</text:p>
          </table:table-cell>
          <table:table-cell table:formula="of:=CONCATENATE(&quot;0b&quot;;[.L167];[.O167];[.N1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8]=1;0;1) ;IF([.D168];0;1);IF([.E168];1;0);IF([.F16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8];[.M168];[.N168];&quot;,&quot;)" office:value-type="string" office:string-value="0b01011110," calcext:value-type="string">
            <text:p>0b01011110,</text:p>
          </table:table-cell>
          <table:table-cell table:formula="of:=CONCATENATE(&quot;0b&quot;;[.L168];[.M168];[.N168];&quot;,&quot;)" office:value-type="string" office:string-value="0b00001110," calcext:value-type="string">
            <text:p>0b00001110,</text:p>
          </table:table-cell>
          <table:table-cell table:formula="of:=CONCATENATE(&quot;0b&quot;;[.L168];[.O168];[.N1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69]=1;0;1) ;IF([.D169];0;1);IF([.E169];1;0);IF([.F16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9];[.M169];[.N169];&quot;,&quot;)" office:value-type="string" office:string-value="0b01011110," calcext:value-type="string">
            <text:p>0b01011110,</text:p>
          </table:table-cell>
          <table:table-cell table:formula="of:=CONCATENATE(&quot;0b&quot;;[.L169];[.M169];[.N169];&quot;,&quot;)" office:value-type="string" office:string-value="0b00001110," calcext:value-type="string">
            <text:p>0b00001110,</text:p>
          </table:table-cell>
          <table:table-cell table:formula="of:=CONCATENATE(&quot;0b&quot;;[.L169];[.O169];[.N1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170]=1;0;1) ;IF([.D170];0;1);IF([.E170];1;0);IF([.F17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0];[.M170];[.N170];&quot;,&quot;)" office:value-type="string" office:string-value="0b01011110," calcext:value-type="string">
            <text:p>0b01011110,</text:p>
          </table:table-cell>
          <table:table-cell table:formula="of:=CONCATENATE(&quot;0b&quot;;[.L170];[.M170];[.N170];&quot;,&quot;)" office:value-type="string" office:string-value="0b00001110," calcext:value-type="string">
            <text:p>0b00001110,</text:p>
          </table:table-cell>
          <table:table-cell table:formula="of:=CONCATENATE(&quot;0b&quot;;[.L170];[.O170];[.N1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1]=1;0;1) ;IF([.D171];0;1);IF([.E171];1;0);IF([.F17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1];[.M171];[.N171];&quot;,&quot;)" office:value-type="string" office:string-value="0b01011110," calcext:value-type="string">
            <text:p>0b01011110,</text:p>
          </table:table-cell>
          <table:table-cell table:formula="of:=CONCATENATE(&quot;0b&quot;;[.L171];[.M171];[.N171];&quot;,&quot;)" office:value-type="string" office:string-value="0b00001110," calcext:value-type="string">
            <text:p>0b00001110,</text:p>
          </table:table-cell>
          <table:table-cell table:formula="of:=CONCATENATE(&quot;0b&quot;;[.L171];[.O171];[.N1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2]=1;0;1) ;IF([.D172];0;1);IF([.E172];1;0);IF([.F17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2];[.M172];[.N172];&quot;,&quot;)" office:value-type="string" office:string-value="0b10011110," calcext:value-type="string">
            <text:p>0b10011110,</text:p>
          </table:table-cell>
          <table:table-cell table:formula="of:=CONCATENATE(&quot;0b&quot;;[.L172];[.M172];[.N172];&quot;,&quot;)" office:value-type="string" office:string-value="0b00001110," calcext:value-type="string">
            <text:p>0b00001110,</text:p>
          </table:table-cell>
          <table:table-cell table:formula="of:=CONCATENATE(&quot;0b&quot;;[.L172];[.O172];[.N1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3]=1;0;1) ;IF([.D173];0;1);IF([.E173];1;0);IF([.F17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3];[.M173];[.N173];&quot;,&quot;)" office:value-type="string" office:string-value="0b10011110," calcext:value-type="string">
            <text:p>0b10011110,</text:p>
          </table:table-cell>
          <table:table-cell table:formula="of:=CONCATENATE(&quot;0b&quot;;[.L173];[.M173];[.N173];&quot;,&quot;)" office:value-type="string" office:string-value="0b00001110," calcext:value-type="string">
            <text:p>0b00001110,</text:p>
          </table:table-cell>
          <table:table-cell table:formula="of:=CONCATENATE(&quot;0b&quot;;[.L173];[.O173];[.N1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4]=1;0;1) ;IF([.D174];0;1);IF([.E174];1;0);IF([.F17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4];[.M174];[.N174];&quot;,&quot;)" office:value-type="string" office:string-value="0b10011110," calcext:value-type="string">
            <text:p>0b10011110,</text:p>
          </table:table-cell>
          <table:table-cell table:formula="of:=CONCATENATE(&quot;0b&quot;;[.L174];[.M174];[.N174];&quot;,&quot;)" office:value-type="string" office:string-value="0b00001110," calcext:value-type="string">
            <text:p>0b00001110,</text:p>
          </table:table-cell>
          <table:table-cell table:formula="of:=CONCATENATE(&quot;0b&quot;;[.L174];[.O174];[.N1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5]=1;0;1) ;IF([.D175];0;1);IF([.E175];1;0);IF([.F17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5];[.M175];[.N175];&quot;,&quot;)" office:value-type="string" office:string-value="0b10011110," calcext:value-type="string">
            <text:p>0b10011110,</text:p>
          </table:table-cell>
          <table:table-cell table:formula="of:=CONCATENATE(&quot;0b&quot;;[.L175];[.M175];[.N175];&quot;,&quot;)" office:value-type="string" office:string-value="0b00001110," calcext:value-type="string">
            <text:p>0b00001110,</text:p>
          </table:table-cell>
          <table:table-cell table:formula="of:=CONCATENATE(&quot;0b&quot;;[.L175];[.O175];[.N1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6]=1;0;1) ;IF([.D176];0;1);IF([.E176];1;0);IF([.F1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6];[.M176];[.N176];&quot;,&quot;)" office:value-type="string" office:string-value="0b10011110," calcext:value-type="string">
            <text:p>0b10011110,</text:p>
          </table:table-cell>
          <table:table-cell table:formula="of:=CONCATENATE(&quot;0b&quot;;[.L176];[.M176];[.N176];&quot;,&quot;)" office:value-type="string" office:string-value="0b00001110," calcext:value-type="string">
            <text:p>0b00001110,</text:p>
          </table:table-cell>
          <table:table-cell table:formula="of:=CONCATENATE(&quot;0b&quot;;[.L176];[.O176];[.N1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7]=1;0;1) ;IF([.D177];0;1);IF([.E177];1;0);IF([.F1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7];[.M177];[.N177];&quot;,&quot;)" office:value-type="string" office:string-value="0b10011110," calcext:value-type="string">
            <text:p>0b10011110,</text:p>
          </table:table-cell>
          <table:table-cell table:formula="of:=CONCATENATE(&quot;0b&quot;;[.L177];[.M177];[.N177];&quot;,&quot;)" office:value-type="string" office:string-value="0b00001110," calcext:value-type="string">
            <text:p>0b00001110,</text:p>
          </table:table-cell>
          <table:table-cell table:formula="of:=CONCATENATE(&quot;0b&quot;;[.L177];[.O177];[.N1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8]=1;0;1) ;IF([.D178];0;1);IF([.E178];1;0);IF([.F1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8];[.M178];[.N178];&quot;,&quot;)" office:value-type="string" office:string-value="0b10011110," calcext:value-type="string">
            <text:p>0b10011110,</text:p>
          </table:table-cell>
          <table:table-cell table:formula="of:=CONCATENATE(&quot;0b&quot;;[.L178];[.M178];[.N178];&quot;,&quot;)" office:value-type="string" office:string-value="0b00001110," calcext:value-type="string">
            <text:p>0b00001110,</text:p>
          </table:table-cell>
          <table:table-cell table:formula="of:=CONCATENATE(&quot;0b&quot;;[.L178];[.O178];[.N1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79]=1;0;1) ;IF([.D179];0;1);IF([.E179];1;0);IF([.F1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9];[.M179];[.N179];&quot;,&quot;)" office:value-type="string" office:string-value="0b10011110," calcext:value-type="string">
            <text:p>0b10011110,</text:p>
          </table:table-cell>
          <table:table-cell table:formula="of:=CONCATENATE(&quot;0b&quot;;[.L179];[.M179];[.N179];&quot;,&quot;)" office:value-type="string" office:string-value="0b00001110," calcext:value-type="string">
            <text:p>0b00001110,</text:p>
          </table:table-cell>
          <table:table-cell table:formula="of:=CONCATENATE(&quot;0b&quot;;[.L179];[.O179];[.N1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0]=1;0;1) ;IF([.D180];0;1);IF([.E180];1;0);IF([.F1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0];[.M180];[.N180];&quot;,&quot;)" office:value-type="string" office:string-value="0b10011110," calcext:value-type="string">
            <text:p>0b10011110,</text:p>
          </table:table-cell>
          <table:table-cell table:formula="of:=CONCATENATE(&quot;0b&quot;;[.L180];[.M180];[.N180];&quot;,&quot;)" office:value-type="string" office:string-value="0b00001110," calcext:value-type="string">
            <text:p>0b00001110,</text:p>
          </table:table-cell>
          <table:table-cell table:formula="of:=CONCATENATE(&quot;0b&quot;;[.L180];[.O180];[.N1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1]=1;0;1) ;IF([.D181];0;1);IF([.E181];1;0);IF([.F1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1];[.M181];[.N181];&quot;,&quot;)" office:value-type="string" office:string-value="0b10011110," calcext:value-type="string">
            <text:p>0b10011110,</text:p>
          </table:table-cell>
          <table:table-cell table:formula="of:=CONCATENATE(&quot;0b&quot;;[.L181];[.M181];[.N181];&quot;,&quot;)" office:value-type="string" office:string-value="0b00001110," calcext:value-type="string">
            <text:p>0b00001110,</text:p>
          </table:table-cell>
          <table:table-cell table:formula="of:=CONCATENATE(&quot;0b&quot;;[.L181];[.O181];[.N1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2]=1;0;1) ;IF([.D182];0;1);IF([.E182];1;0);IF([.F1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2];[.M182];[.N182];&quot;,&quot;)" office:value-type="string" office:string-value="0b10011110," calcext:value-type="string">
            <text:p>0b10011110,</text:p>
          </table:table-cell>
          <table:table-cell table:formula="of:=CONCATENATE(&quot;0b&quot;;[.L182];[.M182];[.N182];&quot;,&quot;)" office:value-type="string" office:string-value="0b00001110," calcext:value-type="string">
            <text:p>0b00001110,</text:p>
          </table:table-cell>
          <table:table-cell table:formula="of:=CONCATENATE(&quot;0b&quot;;[.L182];[.O182];[.N1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3]=1;0;1) ;IF([.D183];0;1);IF([.E183];1;0);IF([.F1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3];[.M183];[.N183];&quot;,&quot;)" office:value-type="string" office:string-value="0b10011110," calcext:value-type="string">
            <text:p>0b10011110,</text:p>
          </table:table-cell>
          <table:table-cell table:formula="of:=CONCATENATE(&quot;0b&quot;;[.L183];[.M183];[.N183];&quot;,&quot;)" office:value-type="string" office:string-value="0b00001110," calcext:value-type="string">
            <text:p>0b00001110,</text:p>
          </table:table-cell>
          <table:table-cell table:formula="of:=CONCATENATE(&quot;0b&quot;;[.L183];[.O183];[.N1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4]=1;0;1) ;IF([.D184];0;1);IF([.E184];1;0);IF([.F1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4];[.M184];[.N184];&quot;,&quot;)" office:value-type="string" office:string-value="0b10011110," calcext:value-type="string">
            <text:p>0b10011110,</text:p>
          </table:table-cell>
          <table:table-cell table:formula="of:=CONCATENATE(&quot;0b&quot;;[.L184];[.M184];[.N184];&quot;,&quot;)" office:value-type="string" office:string-value="0b00001110," calcext:value-type="string">
            <text:p>0b00001110,</text:p>
          </table:table-cell>
          <table:table-cell table:formula="of:=CONCATENATE(&quot;0b&quot;;[.L184];[.O184];[.N1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5]=1;0;1) ;IF([.D185];0;1);IF([.E185];1;0);IF([.F1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5];[.M185];[.N185];&quot;,&quot;)" office:value-type="string" office:string-value="0b10011110," calcext:value-type="string">
            <text:p>0b10011110,</text:p>
          </table:table-cell>
          <table:table-cell table:formula="of:=CONCATENATE(&quot;0b&quot;;[.L185];[.M185];[.N185];&quot;,&quot;)" office:value-type="string" office:string-value="0b00001110," calcext:value-type="string">
            <text:p>0b00001110,</text:p>
          </table:table-cell>
          <table:table-cell table:formula="of:=CONCATENATE(&quot;0b&quot;;[.L185];[.O185];[.N1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6]=1;0;1) ;IF([.D186];0;1);IF([.E186];1;0);IF([.F1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6];[.M186];[.N186];&quot;,&quot;)" office:value-type="string" office:string-value="0b10011110," calcext:value-type="string">
            <text:p>0b10011110,</text:p>
          </table:table-cell>
          <table:table-cell table:formula="of:=CONCATENATE(&quot;0b&quot;;[.L186];[.M186];[.N186];&quot;,&quot;)" office:value-type="string" office:string-value="0b00001110," calcext:value-type="string">
            <text:p>0b00001110,</text:p>
          </table:table-cell>
          <table:table-cell table:formula="of:=CONCATENATE(&quot;0b&quot;;[.L186];[.O186];[.N1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7]=1;0;1) ;IF([.D187];0;1);IF([.E187];1;0);IF([.F1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7];[.M187];[.N187];&quot;,&quot;)" office:value-type="string" office:string-value="0b10011110," calcext:value-type="string">
            <text:p>0b10011110,</text:p>
          </table:table-cell>
          <table:table-cell table:formula="of:=CONCATENATE(&quot;0b&quot;;[.L187];[.M187];[.N187];&quot;,&quot;)" office:value-type="string" office:string-value="0b00001110," calcext:value-type="string">
            <text:p>0b00001110,</text:p>
          </table:table-cell>
          <table:table-cell table:formula="of:=CONCATENATE(&quot;0b&quot;;[.L187];[.O187];[.N1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8]=1;0;1) ;IF([.D188];0;1);IF([.E188];1;0);IF([.F1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8];[.M188];[.N188];&quot;,&quot;)" office:value-type="string" office:string-value="0b10011110," calcext:value-type="string">
            <text:p>0b10011110,</text:p>
          </table:table-cell>
          <table:table-cell table:formula="of:=CONCATENATE(&quot;0b&quot;;[.L188];[.M188];[.N188];&quot;,&quot;)" office:value-type="string" office:string-value="0b00001110," calcext:value-type="string">
            <text:p>0b00001110,</text:p>
          </table:table-cell>
          <table:table-cell table:formula="of:=CONCATENATE(&quot;0b&quot;;[.L188];[.O188];[.N1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89]=1;0;1) ;IF([.D189];0;1);IF([.E189];1;0);IF([.F1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9];[.M189];[.N189];&quot;,&quot;)" office:value-type="string" office:string-value="0b10011110," calcext:value-type="string">
            <text:p>0b10011110,</text:p>
          </table:table-cell>
          <table:table-cell table:formula="of:=CONCATENATE(&quot;0b&quot;;[.L189];[.M189];[.N189];&quot;,&quot;)" office:value-type="string" office:string-value="0b00001110," calcext:value-type="string">
            <text:p>0b00001110,</text:p>
          </table:table-cell>
          <table:table-cell table:formula="of:=CONCATENATE(&quot;0b&quot;;[.L189];[.O189];[.N1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0]=1;0;1) ;IF([.D190];0;1);IF([.E190];1;0);IF([.F1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0];[.M190];[.N190];&quot;,&quot;)" office:value-type="string" office:string-value="0b10011110," calcext:value-type="string">
            <text:p>0b10011110,</text:p>
          </table:table-cell>
          <table:table-cell table:formula="of:=CONCATENATE(&quot;0b&quot;;[.L190];[.M190];[.N190];&quot;,&quot;)" office:value-type="string" office:string-value="0b00001110," calcext:value-type="string">
            <text:p>0b00001110,</text:p>
          </table:table-cell>
          <table:table-cell table:formula="of:=CONCATENATE(&quot;0b&quot;;[.L190];[.O190];[.N1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1]=1;0;1) ;IF([.D191];0;1);IF([.E191];1;0);IF([.F1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1];[.M191];[.N191];&quot;,&quot;)" office:value-type="string" office:string-value="0b10011110," calcext:value-type="string">
            <text:p>0b10011110,</text:p>
          </table:table-cell>
          <table:table-cell table:formula="of:=CONCATENATE(&quot;0b&quot;;[.L191];[.M191];[.N191];&quot;,&quot;)" office:value-type="string" office:string-value="0b00001110," calcext:value-type="string">
            <text:p>0b00001110,</text:p>
          </table:table-cell>
          <table:table-cell table:formula="of:=CONCATENATE(&quot;0b&quot;;[.L191];[.O191];[.N1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2]=1;0;1) ;IF([.D192];0;1);IF([.E192];1;0);IF([.F1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2];[.M192];[.N192];&quot;,&quot;)" office:value-type="string" office:string-value="0b10011110," calcext:value-type="string">
            <text:p>0b10011110,</text:p>
          </table:table-cell>
          <table:table-cell table:formula="of:=CONCATENATE(&quot;0b&quot;;[.L192];[.M192];[.N192];&quot;,&quot;)" office:value-type="string" office:string-value="0b00001110," calcext:value-type="string">
            <text:p>0b00001110,</text:p>
          </table:table-cell>
          <table:table-cell table:formula="of:=CONCATENATE(&quot;0b&quot;;[.L192];[.O192];[.N1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3]=1;0;1) ;IF([.D193];0;1);IF([.E193];1;0);IF([.F1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3];[.M193];[.N193];&quot;,&quot;)" office:value-type="string" office:string-value="0b10011110," calcext:value-type="string">
            <text:p>0b10011110,</text:p>
          </table:table-cell>
          <table:table-cell table:formula="of:=CONCATENATE(&quot;0b&quot;;[.L193];[.M193];[.N193];&quot;,&quot;)" office:value-type="string" office:string-value="0b00001110," calcext:value-type="string">
            <text:p>0b00001110,</text:p>
          </table:table-cell>
          <table:table-cell table:formula="of:=CONCATENATE(&quot;0b&quot;;[.L193];[.O193];[.N1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4]=1;0;1) ;IF([.D194];0;1);IF([.E194];1;0);IF([.F1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4];[.M194];[.N194];&quot;,&quot;)" office:value-type="string" office:string-value="0b10011110," calcext:value-type="string">
            <text:p>0b10011110,</text:p>
          </table:table-cell>
          <table:table-cell table:formula="of:=CONCATENATE(&quot;0b&quot;;[.L194];[.M194];[.N194];&quot;,&quot;)" office:value-type="string" office:string-value="0b00001110," calcext:value-type="string">
            <text:p>0b00001110,</text:p>
          </table:table-cell>
          <table:table-cell table:formula="of:=CONCATENATE(&quot;0b&quot;;[.L194];[.O194];[.N1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5]=1;0;1) ;IF([.D195];0;1);IF([.E195];1;0);IF([.F1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5];[.M195];[.N195];&quot;,&quot;)" office:value-type="string" office:string-value="0b10011110," calcext:value-type="string">
            <text:p>0b10011110,</text:p>
          </table:table-cell>
          <table:table-cell table:formula="of:=CONCATENATE(&quot;0b&quot;;[.L195];[.M195];[.N195];&quot;,&quot;)" office:value-type="string" office:string-value="0b00001110," calcext:value-type="string">
            <text:p>0b00001110,</text:p>
          </table:table-cell>
          <table:table-cell table:formula="of:=CONCATENATE(&quot;0b&quot;;[.L195];[.O195];[.N1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6]=1;0;1) ;IF([.D196];0;1);IF([.E196];1;0);IF([.F1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6];[.M196];[.N196];&quot;,&quot;)" office:value-type="string" office:string-value="0b10011110," calcext:value-type="string">
            <text:p>0b10011110,</text:p>
          </table:table-cell>
          <table:table-cell table:formula="of:=CONCATENATE(&quot;0b&quot;;[.L196];[.M196];[.N196];&quot;,&quot;)" office:value-type="string" office:string-value="0b00001110," calcext:value-type="string">
            <text:p>0b00001110,</text:p>
          </table:table-cell>
          <table:table-cell table:formula="of:=CONCATENATE(&quot;0b&quot;;[.L196];[.O196];[.N1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7]=1;0;1) ;IF([.D197];0;1);IF([.E197];1;0);IF([.F1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7];[.M197];[.N197];&quot;,&quot;)" office:value-type="string" office:string-value="0b10011110," calcext:value-type="string">
            <text:p>0b10011110,</text:p>
          </table:table-cell>
          <table:table-cell table:formula="of:=CONCATENATE(&quot;0b&quot;;[.L197];[.M197];[.N197];&quot;,&quot;)" office:value-type="string" office:string-value="0b00001110," calcext:value-type="string">
            <text:p>0b00001110,</text:p>
          </table:table-cell>
          <table:table-cell table:formula="of:=CONCATENATE(&quot;0b&quot;;[.L197];[.O197];[.N1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8]=1;0;1) ;IF([.D198];0;1);IF([.E198];1;0);IF([.F1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8];[.M198];[.N198];&quot;,&quot;)" office:value-type="string" office:string-value="0b10011110," calcext:value-type="string">
            <text:p>0b10011110,</text:p>
          </table:table-cell>
          <table:table-cell table:formula="of:=CONCATENATE(&quot;0b&quot;;[.L198];[.M198];[.N198];&quot;,&quot;)" office:value-type="string" office:string-value="0b00001110," calcext:value-type="string">
            <text:p>0b00001110,</text:p>
          </table:table-cell>
          <table:table-cell table:formula="of:=CONCATENATE(&quot;0b&quot;;[.L198];[.O198];[.N1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199]=1;0;1) ;IF([.D199];0;1);IF([.E199];1;0);IF([.F1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9];[.M199];[.N199];&quot;,&quot;)" office:value-type="string" office:string-value="0b10011110," calcext:value-type="string">
            <text:p>0b10011110,</text:p>
          </table:table-cell>
          <table:table-cell table:formula="of:=CONCATENATE(&quot;0b&quot;;[.L199];[.M199];[.N199];&quot;,&quot;)" office:value-type="string" office:string-value="0b00001110," calcext:value-type="string">
            <text:p>0b00001110,</text:p>
          </table:table-cell>
          <table:table-cell table:formula="of:=CONCATENATE(&quot;0b&quot;;[.L199];[.O199];[.N1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00]=1;0;1) ;IF([.D200];0;1);IF([.E200];1;0);IF([.F2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0];[.M200];[.N200];&quot;,&quot;)" office:value-type="string" office:string-value="0b10011110," calcext:value-type="string">
            <text:p>0b10011110,</text:p>
          </table:table-cell>
          <table:table-cell table:formula="of:=CONCATENATE(&quot;0b&quot;;[.L200];[.M200];[.N200];&quot;,&quot;)" office:value-type="string" office:string-value="0b00001110," calcext:value-type="string">
            <text:p>0b00001110,</text:p>
          </table:table-cell>
          <table:table-cell table:formula="of:=CONCATENATE(&quot;0b&quot;;[.L200];[.O200];[.N2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01]=1;0;1) ;IF([.D201];0;1);IF([.E201];1;0);IF([.F2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1];[.M201];[.N201];&quot;,&quot;)" office:value-type="string" office:string-value="0b10011110," calcext:value-type="string">
            <text:p>0b10011110,</text:p>
          </table:table-cell>
          <table:table-cell table:formula="of:=CONCATENATE(&quot;0b&quot;;[.L201];[.M201];[.N201];&quot;,&quot;)" office:value-type="string" office:string-value="0b00001110," calcext:value-type="string">
            <text:p>0b00001110,</text:p>
          </table:table-cell>
          <table:table-cell table:formula="of:=CONCATENATE(&quot;0b&quot;;[.L201];[.O201];[.N2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02]=1;0;1) ;IF([.D202];0;1);IF([.E202];1;0);IF([.F2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2];[.M202];[.N202];&quot;,&quot;)" office:value-type="string" office:string-value="0b10011110," calcext:value-type="string">
            <text:p>0b10011110,</text:p>
          </table:table-cell>
          <table:table-cell table:formula="of:=CONCATENATE(&quot;0b&quot;;[.L202];[.M202];[.N202];&quot;,&quot;)" office:value-type="string" office:string-value="0b00001110," calcext:value-type="string">
            <text:p>0b00001110,</text:p>
          </table:table-cell>
          <table:table-cell table:formula="of:=CONCATENATE(&quot;0b&quot;;[.L202];[.O202];[.N2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3]=1;0;1) ;IF([.D203];0;1);IF([.E203];1;0);IF([.F2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3];[.M203];[.N203];&quot;,&quot;)" office:value-type="string" office:string-value="0b10011110," calcext:value-type="string">
            <text:p>0b10011110,</text:p>
          </table:table-cell>
          <table:table-cell table:formula="of:=CONCATENATE(&quot;0b&quot;;[.L203];[.M203];[.N203];&quot;,&quot;)" office:value-type="string" office:string-value="0b00001110," calcext:value-type="string">
            <text:p>0b00001110,</text:p>
          </table:table-cell>
          <table:table-cell table:formula="of:=CONCATENATE(&quot;0b&quot;;[.L203];[.O203];[.N2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4]=1;0;1) ;IF([.D204];0;1);IF([.E204];1;0);IF([.F20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4];[.M204];[.N204];&quot;,&quot;)" office:value-type="string" office:string-value="0b10101110," calcext:value-type="string">
            <text:p>0b10101110,</text:p>
          </table:table-cell>
          <table:table-cell table:formula="of:=CONCATENATE(&quot;0b&quot;;[.L204];[.M204];[.N204];&quot;,&quot;)" office:value-type="string" office:string-value="0b00001110," calcext:value-type="string">
            <text:p>0b00001110,</text:p>
          </table:table-cell>
          <table:table-cell table:formula="of:=CONCATENATE(&quot;0b&quot;;[.L204];[.O204];[.N2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5]=1;0;1) ;IF([.D205];0;1);IF([.E205];1;0);IF([.F20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5];[.M205];[.N205];&quot;,&quot;)" office:value-type="string" office:string-value="0b10101110," calcext:value-type="string">
            <text:p>0b10101110,</text:p>
          </table:table-cell>
          <table:table-cell table:formula="of:=CONCATENATE(&quot;0b&quot;;[.L205];[.M205];[.N205];&quot;,&quot;)" office:value-type="string" office:string-value="0b00001110," calcext:value-type="string">
            <text:p>0b00001110,</text:p>
          </table:table-cell>
          <table:table-cell table:formula="of:=CONCATENATE(&quot;0b&quot;;[.L205];[.O205];[.N2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6]=1;0;1) ;IF([.D206];0;1);IF([.E206];1;0);IF([.F20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6];[.M206];[.N206];&quot;,&quot;)" office:value-type="string" office:string-value="0b10101110," calcext:value-type="string">
            <text:p>0b10101110,</text:p>
          </table:table-cell>
          <table:table-cell table:formula="of:=CONCATENATE(&quot;0b&quot;;[.L206];[.M206];[.N206];&quot;,&quot;)" office:value-type="string" office:string-value="0b00001110," calcext:value-type="string">
            <text:p>0b00001110,</text:p>
          </table:table-cell>
          <table:table-cell table:formula="of:=CONCATENATE(&quot;0b&quot;;[.L206];[.O206];[.N2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7]=1;0;1) ;IF([.D207];0;1);IF([.E207];1;0);IF([.F20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7];[.M207];[.N207];&quot;,&quot;)" office:value-type="string" office:string-value="0b10101110," calcext:value-type="string">
            <text:p>0b10101110,</text:p>
          </table:table-cell>
          <table:table-cell table:formula="of:=CONCATENATE(&quot;0b&quot;;[.L207];[.M207];[.N207];&quot;,&quot;)" office:value-type="string" office:string-value="0b00001110," calcext:value-type="string">
            <text:p>0b00001110,</text:p>
          </table:table-cell>
          <table:table-cell table:formula="of:=CONCATENATE(&quot;0b&quot;;[.L207];[.O207];[.N2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8]=1;0;1) ;IF([.D208];0;1);IF([.E208];1;0);IF([.F20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8];[.M208];[.N208];&quot;,&quot;)" office:value-type="string" office:string-value="0b10101110," calcext:value-type="string">
            <text:p>0b10101110,</text:p>
          </table:table-cell>
          <table:table-cell table:formula="of:=CONCATENATE(&quot;0b&quot;;[.L208];[.M208];[.N208];&quot;,&quot;)" office:value-type="string" office:string-value="0b00001110," calcext:value-type="string">
            <text:p>0b00001110,</text:p>
          </table:table-cell>
          <table:table-cell table:formula="of:=CONCATENATE(&quot;0b&quot;;[.L208];[.O208];[.N2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09]=1;0;1) ;IF([.D209];0;1);IF([.E209];1;0);IF([.F20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9];[.M209];[.N209];&quot;,&quot;)" office:value-type="string" office:string-value="0b10101110," calcext:value-type="string">
            <text:p>0b10101110,</text:p>
          </table:table-cell>
          <table:table-cell table:formula="of:=CONCATENATE(&quot;0b&quot;;[.L209];[.M209];[.N209];&quot;,&quot;)" office:value-type="string" office:string-value="0b00001110," calcext:value-type="string">
            <text:p>0b00001110,</text:p>
          </table:table-cell>
          <table:table-cell table:formula="of:=CONCATENATE(&quot;0b&quot;;[.L209];[.O209];[.N2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0]=1;0;1) ;IF([.D210];0;1);IF([.E210];1;0);IF([.F21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0];[.M210];[.N210];&quot;,&quot;)" office:value-type="string" office:string-value="0b10101110," calcext:value-type="string">
            <text:p>0b10101110,</text:p>
          </table:table-cell>
          <table:table-cell table:formula="of:=CONCATENATE(&quot;0b&quot;;[.L210];[.M210];[.N210];&quot;,&quot;)" office:value-type="string" office:string-value="0b00001110," calcext:value-type="string">
            <text:p>0b00001110,</text:p>
          </table:table-cell>
          <table:table-cell table:formula="of:=CONCATENATE(&quot;0b&quot;;[.L210];[.O210];[.N2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1]=1;0;1) ;IF([.D211];0;1);IF([.E211];1;0);IF([.F21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1];[.M211];[.N211];&quot;,&quot;)" office:value-type="string" office:string-value="0b10101110," calcext:value-type="string">
            <text:p>0b10101110,</text:p>
          </table:table-cell>
          <table:table-cell table:formula="of:=CONCATENATE(&quot;0b&quot;;[.L211];[.M211];[.N211];&quot;,&quot;)" office:value-type="string" office:string-value="0b00001110," calcext:value-type="string">
            <text:p>0b00001110,</text:p>
          </table:table-cell>
          <table:table-cell table:formula="of:=CONCATENATE(&quot;0b&quot;;[.L211];[.O211];[.N2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2]=1;0;1) ;IF([.D212];0;1);IF([.E212];1;0);IF([.F21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2];[.M212];[.N212];&quot;,&quot;)" office:value-type="string" office:string-value="0b10101110," calcext:value-type="string">
            <text:p>0b10101110,</text:p>
          </table:table-cell>
          <table:table-cell table:formula="of:=CONCATENATE(&quot;0b&quot;;[.L212];[.M212];[.N212];&quot;,&quot;)" office:value-type="string" office:string-value="0b00001110," calcext:value-type="string">
            <text:p>0b00001110,</text:p>
          </table:table-cell>
          <table:table-cell table:formula="of:=CONCATENATE(&quot;0b&quot;;[.L212];[.O212];[.N2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3]=1;0;1) ;IF([.D213];0;1);IF([.E213];1;0);IF([.F21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3];[.M213];[.N213];&quot;,&quot;)" office:value-type="string" office:string-value="0b10101110," calcext:value-type="string">
            <text:p>0b10101110,</text:p>
          </table:table-cell>
          <table:table-cell table:formula="of:=CONCATENATE(&quot;0b&quot;;[.L213];[.M213];[.N213];&quot;,&quot;)" office:value-type="string" office:string-value="0b00001110," calcext:value-type="string">
            <text:p>0b00001110,</text:p>
          </table:table-cell>
          <table:table-cell table:formula="of:=CONCATENATE(&quot;0b&quot;;[.L213];[.O213];[.N2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4]=1;0;1) ;IF([.D214];0;1);IF([.E214];1;0);IF([.F21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4];[.M214];[.N214];&quot;,&quot;)" office:value-type="string" office:string-value="0b10101110," calcext:value-type="string">
            <text:p>0b10101110,</text:p>
          </table:table-cell>
          <table:table-cell table:formula="of:=CONCATENATE(&quot;0b&quot;;[.L214];[.M214];[.N214];&quot;,&quot;)" office:value-type="string" office:string-value="0b00001110," calcext:value-type="string">
            <text:p>0b00001110,</text:p>
          </table:table-cell>
          <table:table-cell table:formula="of:=CONCATENATE(&quot;0b&quot;;[.L214];[.O214];[.N2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5]=1;0;1) ;IF([.D215];0;1);IF([.E215];1;0);IF([.F21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5];[.M215];[.N215];&quot;,&quot;)" office:value-type="string" office:string-value="0b10101110," calcext:value-type="string">
            <text:p>0b10101110,</text:p>
          </table:table-cell>
          <table:table-cell table:formula="of:=CONCATENATE(&quot;0b&quot;;[.L215];[.M215];[.N215];&quot;,&quot;)" office:value-type="string" office:string-value="0b00001110," calcext:value-type="string">
            <text:p>0b00001110,</text:p>
          </table:table-cell>
          <table:table-cell table:formula="of:=CONCATENATE(&quot;0b&quot;;[.L215];[.O215];[.N2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6]=1;0;1) ;IF([.D216];0;1);IF([.E216];1;0);IF([.F21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6];[.M216];[.N216];&quot;,&quot;)" office:value-type="string" office:string-value="0b10101110," calcext:value-type="string">
            <text:p>0b10101110,</text:p>
          </table:table-cell>
          <table:table-cell table:formula="of:=CONCATENATE(&quot;0b&quot;;[.L216];[.M216];[.N216];&quot;,&quot;)" office:value-type="string" office:string-value="0b00001110," calcext:value-type="string">
            <text:p>0b00001110,</text:p>
          </table:table-cell>
          <table:table-cell table:formula="of:=CONCATENATE(&quot;0b&quot;;[.L216];[.O216];[.N2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7]=1;0;1) ;IF([.D217];0;1);IF([.E217];1;0);IF([.F21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7];[.M217];[.N217];&quot;,&quot;)" office:value-type="string" office:string-value="0b10101110," calcext:value-type="string">
            <text:p>0b10101110,</text:p>
          </table:table-cell>
          <table:table-cell table:formula="of:=CONCATENATE(&quot;0b&quot;;[.L217];[.M217];[.N217];&quot;,&quot;)" office:value-type="string" office:string-value="0b00001110," calcext:value-type="string">
            <text:p>0b00001110,</text:p>
          </table:table-cell>
          <table:table-cell table:formula="of:=CONCATENATE(&quot;0b&quot;;[.L217];[.O217];[.N2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8]=1;0;1) ;IF([.D218];0;1);IF([.E218];1;0);IF([.F21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8];[.M218];[.N218];&quot;,&quot;)" office:value-type="string" office:string-value="0b10101110," calcext:value-type="string">
            <text:p>0b10101110,</text:p>
          </table:table-cell>
          <table:table-cell table:formula="of:=CONCATENATE(&quot;0b&quot;;[.L218];[.M218];[.N218];&quot;,&quot;)" office:value-type="string" office:string-value="0b00001110," calcext:value-type="string">
            <text:p>0b00001110,</text:p>
          </table:table-cell>
          <table:table-cell table:formula="of:=CONCATENATE(&quot;0b&quot;;[.L218];[.O218];[.N2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19]=1;0;1) ;IF([.D219];0;1);IF([.E219];1;0);IF([.F21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9];[.M219];[.N219];&quot;,&quot;)" office:value-type="string" office:string-value="0b10101110," calcext:value-type="string">
            <text:p>0b10101110,</text:p>
          </table:table-cell>
          <table:table-cell table:formula="of:=CONCATENATE(&quot;0b&quot;;[.L219];[.M219];[.N219];&quot;,&quot;)" office:value-type="string" office:string-value="0b00001110," calcext:value-type="string">
            <text:p>0b00001110,</text:p>
          </table:table-cell>
          <table:table-cell table:formula="of:=CONCATENATE(&quot;0b&quot;;[.L219];[.O219];[.N2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0]=1;0;1) ;IF([.D220];0;1);IF([.E220];1;0);IF([.F22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0];[.M220];[.N220];&quot;,&quot;)" office:value-type="string" office:string-value="0b10101110," calcext:value-type="string">
            <text:p>0b10101110,</text:p>
          </table:table-cell>
          <table:table-cell table:formula="of:=CONCATENATE(&quot;0b&quot;;[.L220];[.M220];[.N220];&quot;,&quot;)" office:value-type="string" office:string-value="0b00001110," calcext:value-type="string">
            <text:p>0b00001110,</text:p>
          </table:table-cell>
          <table:table-cell table:formula="of:=CONCATENATE(&quot;0b&quot;;[.L220];[.O220];[.N2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1]=1;0;1) ;IF([.D221];0;1);IF([.E221];1;0);IF([.F22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1];[.M221];[.N221];&quot;,&quot;)" office:value-type="string" office:string-value="0b10101110," calcext:value-type="string">
            <text:p>0b10101110,</text:p>
          </table:table-cell>
          <table:table-cell table:formula="of:=CONCATENATE(&quot;0b&quot;;[.L221];[.M221];[.N221];&quot;,&quot;)" office:value-type="string" office:string-value="0b00001110," calcext:value-type="string">
            <text:p>0b00001110,</text:p>
          </table:table-cell>
          <table:table-cell table:formula="of:=CONCATENATE(&quot;0b&quot;;[.L221];[.O221];[.N2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2]=1;0;1) ;IF([.D222];0;1);IF([.E222];1;0);IF([.F22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2];[.M222];[.N222];&quot;,&quot;)" office:value-type="string" office:string-value="0b10101110," calcext:value-type="string">
            <text:p>0b10101110,</text:p>
          </table:table-cell>
          <table:table-cell table:formula="of:=CONCATENATE(&quot;0b&quot;;[.L222];[.M222];[.N222];&quot;,&quot;)" office:value-type="string" office:string-value="0b00001110," calcext:value-type="string">
            <text:p>0b00001110,</text:p>
          </table:table-cell>
          <table:table-cell table:formula="of:=CONCATENATE(&quot;0b&quot;;[.L222];[.O222];[.N2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3]=1;0;1) ;IF([.D223];0;1);IF([.E223];1;0);IF([.F22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3];[.M223];[.N223];&quot;,&quot;)" office:value-type="string" office:string-value="0b10101110," calcext:value-type="string">
            <text:p>0b10101110,</text:p>
          </table:table-cell>
          <table:table-cell table:formula="of:=CONCATENATE(&quot;0b&quot;;[.L223];[.M223];[.N223];&quot;,&quot;)" office:value-type="string" office:string-value="0b00001110," calcext:value-type="string">
            <text:p>0b00001110,</text:p>
          </table:table-cell>
          <table:table-cell table:formula="of:=CONCATENATE(&quot;0b&quot;;[.L223];[.O223];[.N2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4]=1;0;1) ;IF([.D224];0;1);IF([.E224];1;0);IF([.F22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4];[.M224];[.N224];&quot;,&quot;)" office:value-type="string" office:string-value="0b10101110," calcext:value-type="string">
            <text:p>0b10101110,</text:p>
          </table:table-cell>
          <table:table-cell table:formula="of:=CONCATENATE(&quot;0b&quot;;[.L224];[.M224];[.N224];&quot;,&quot;)" office:value-type="string" office:string-value="0b00001110," calcext:value-type="string">
            <text:p>0b00001110,</text:p>
          </table:table-cell>
          <table:table-cell table:formula="of:=CONCATENATE(&quot;0b&quot;;[.L224];[.O224];[.N2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5]=1;0;1) ;IF([.D225];0;1);IF([.E225];1;0);IF([.F22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5];[.M225];[.N225];&quot;,&quot;)" office:value-type="string" office:string-value="0b10101110," calcext:value-type="string">
            <text:p>0b10101110,</text:p>
          </table:table-cell>
          <table:table-cell table:formula="of:=CONCATENATE(&quot;0b&quot;;[.L225];[.M225];[.N225];&quot;,&quot;)" office:value-type="string" office:string-value="0b00001110," calcext:value-type="string">
            <text:p>0b00001110,</text:p>
          </table:table-cell>
          <table:table-cell table:formula="of:=CONCATENATE(&quot;0b&quot;;[.L225];[.O225];[.N2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6]=1;0;1) ;IF([.D226];0;1);IF([.E226];1;0);IF([.F22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6];[.M226];[.N226];&quot;,&quot;)" office:value-type="string" office:string-value="0b10101110," calcext:value-type="string">
            <text:p>0b10101110,</text:p>
          </table:table-cell>
          <table:table-cell table:formula="of:=CONCATENATE(&quot;0b&quot;;[.L226];[.M226];[.N226];&quot;,&quot;)" office:value-type="string" office:string-value="0b00001110," calcext:value-type="string">
            <text:p>0b00001110,</text:p>
          </table:table-cell>
          <table:table-cell table:formula="of:=CONCATENATE(&quot;0b&quot;;[.L226];[.O226];[.N2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7]=1;0;1) ;IF([.D227];0;1);IF([.E227];1;0);IF([.F22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7];[.M227];[.N227];&quot;,&quot;)" office:value-type="string" office:string-value="0b10101110," calcext:value-type="string">
            <text:p>0b10101110,</text:p>
          </table:table-cell>
          <table:table-cell table:formula="of:=CONCATENATE(&quot;0b&quot;;[.L227];[.M227];[.N227];&quot;,&quot;)" office:value-type="string" office:string-value="0b00001110," calcext:value-type="string">
            <text:p>0b00001110,</text:p>
          </table:table-cell>
          <table:table-cell table:formula="of:=CONCATENATE(&quot;0b&quot;;[.L227];[.O227];[.N2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8]=1;0;1) ;IF([.D228];0;1);IF([.E228];1;0);IF([.F22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8];[.M228];[.N228];&quot;,&quot;)" office:value-type="string" office:string-value="0b10101110," calcext:value-type="string">
            <text:p>0b10101110,</text:p>
          </table:table-cell>
          <table:table-cell table:formula="of:=CONCATENATE(&quot;0b&quot;;[.L228];[.M228];[.N228];&quot;,&quot;)" office:value-type="string" office:string-value="0b00001110," calcext:value-type="string">
            <text:p>0b00001110,</text:p>
          </table:table-cell>
          <table:table-cell table:formula="of:=CONCATENATE(&quot;0b&quot;;[.L228];[.O228];[.N2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29]=1;0;1) ;IF([.D229];0;1);IF([.E229];1;0);IF([.F22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9];[.M229];[.N229];&quot;,&quot;)" office:value-type="string" office:string-value="0b10101110," calcext:value-type="string">
            <text:p>0b10101110,</text:p>
          </table:table-cell>
          <table:table-cell table:formula="of:=CONCATENATE(&quot;0b&quot;;[.L229];[.M229];[.N229];&quot;,&quot;)" office:value-type="string" office:string-value="0b00001110," calcext:value-type="string">
            <text:p>0b00001110,</text:p>
          </table:table-cell>
          <table:table-cell table:formula="of:=CONCATENATE(&quot;0b&quot;;[.L229];[.O229];[.N2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0]=1;0;1) ;IF([.D230];0;1);IF([.E230];1;0);IF([.F23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0];[.M230];[.N230];&quot;,&quot;)" office:value-type="string" office:string-value="0b10101110," calcext:value-type="string">
            <text:p>0b10101110,</text:p>
          </table:table-cell>
          <table:table-cell table:formula="of:=CONCATENATE(&quot;0b&quot;;[.L230];[.M230];[.N230];&quot;,&quot;)" office:value-type="string" office:string-value="0b00001110," calcext:value-type="string">
            <text:p>0b00001110,</text:p>
          </table:table-cell>
          <table:table-cell table:formula="of:=CONCATENATE(&quot;0b&quot;;[.L230];[.O230];[.N2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1]=1;0;1) ;IF([.D231];0;1);IF([.E231];1;0);IF([.F23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1];[.M231];[.N231];&quot;,&quot;)" office:value-type="string" office:string-value="0b10101110," calcext:value-type="string">
            <text:p>0b10101110,</text:p>
          </table:table-cell>
          <table:table-cell table:formula="of:=CONCATENATE(&quot;0b&quot;;[.L231];[.M231];[.N231];&quot;,&quot;)" office:value-type="string" office:string-value="0b00001110," calcext:value-type="string">
            <text:p>0b00001110,</text:p>
          </table:table-cell>
          <table:table-cell table:formula="of:=CONCATENATE(&quot;0b&quot;;[.L231];[.O231];[.N2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2]=1;0;1) ;IF([.D232];0;1);IF([.E232];1;0);IF([.F23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2];[.M232];[.N232];&quot;,&quot;)" office:value-type="string" office:string-value="0b10101110," calcext:value-type="string">
            <text:p>0b10101110,</text:p>
          </table:table-cell>
          <table:table-cell table:formula="of:=CONCATENATE(&quot;0b&quot;;[.L232];[.M232];[.N232];&quot;,&quot;)" office:value-type="string" office:string-value="0b00001110," calcext:value-type="string">
            <text:p>0b00001110,</text:p>
          </table:table-cell>
          <table:table-cell table:formula="of:=CONCATENATE(&quot;0b&quot;;[.L232];[.O232];[.N2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3]=1;0;1) ;IF([.D233];0;1);IF([.E233];1;0);IF([.F23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3];[.M233];[.N233];&quot;,&quot;)" office:value-type="string" office:string-value="0b10101110," calcext:value-type="string">
            <text:p>0b10101110,</text:p>
          </table:table-cell>
          <table:table-cell table:formula="of:=CONCATENATE(&quot;0b&quot;;[.L233];[.M233];[.N233];&quot;,&quot;)" office:value-type="string" office:string-value="0b00001110," calcext:value-type="string">
            <text:p>0b00001110,</text:p>
          </table:table-cell>
          <table:table-cell table:formula="of:=CONCATENATE(&quot;0b&quot;;[.L233];[.O233];[.N2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formula="of:=CONCATENATE(IF([.C234]=1;0;1) ;IF([.D234];0;1);IF([.E234];1;0);IF([.F23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4];[.M234];[.N234];&quot;,&quot;)" office:value-type="string" office:string-value="0b10101110," calcext:value-type="string">
            <text:p>0b10101110,</text:p>
          </table:table-cell>
          <table:table-cell table:formula="of:=CONCATENATE(&quot;0b&quot;;[.L234];[.M234];[.N234];&quot;,&quot;)" office:value-type="string" office:string-value="0b00001110," calcext:value-type="string">
            <text:p>0b00001110,</text:p>
          </table:table-cell>
          <table:table-cell table:formula="of:=CONCATENATE(&quot;0b&quot;;[.L234];[.O234];[.N2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35]=1;0;1) ;IF([.D235];0;1);IF([.E235];1;0);IF([.F23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5];[.M235];[.N235];&quot;,&quot;)" office:value-type="string" office:string-value="0b10101110," calcext:value-type="string">
            <text:p>0b10101110,</text:p>
          </table:table-cell>
          <table:table-cell table:formula="of:=CONCATENATE(&quot;0b&quot;;[.L235];[.M235];[.N235];&quot;,&quot;)" office:value-type="string" office:string-value="0b00001110," calcext:value-type="string">
            <text:p>0b00001110,</text:p>
          </table:table-cell>
          <table:table-cell table:formula="of:=CONCATENATE(&quot;0b&quot;;[.L235];[.O235];[.N2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36]=1;0;1) ;IF([.D236];0;1);IF([.E236];1;0);IF([.F2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6];[.M236];[.N236];&quot;,&quot;)" office:value-type="string" office:string-value="0b01101110," calcext:value-type="string">
            <text:p>0b01101110,</text:p>
          </table:table-cell>
          <table:table-cell table:formula="of:=CONCATENATE(&quot;0b&quot;;[.L236];[.M236];[.N236];&quot;,&quot;)" office:value-type="string" office:string-value="0b00001110," calcext:value-type="string">
            <text:p>0b00001110,</text:p>
          </table:table-cell>
          <table:table-cell table:formula="of:=CONCATENATE(&quot;0b&quot;;[.L236];[.O236];[.N2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37]=1;0;1) ;IF([.D237];0;1);IF([.E237];1;0);IF([.F2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7];[.M237];[.N237];&quot;,&quot;)" office:value-type="string" office:string-value="0b01101110," calcext:value-type="string">
            <text:p>0b01101110,</text:p>
          </table:table-cell>
          <table:table-cell table:formula="of:=CONCATENATE(&quot;0b&quot;;[.L237];[.M237];[.N237];&quot;,&quot;)" office:value-type="string" office:string-value="0b00001110," calcext:value-type="string">
            <text:p>0b00001110,</text:p>
          </table:table-cell>
          <table:table-cell table:formula="of:=CONCATENATE(&quot;0b&quot;;[.L237];[.O237];[.N2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38]=1;0;1) ;IF([.D238];0;1);IF([.E238];1;0);IF([.F2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8];[.M238];[.N238];&quot;,&quot;)" office:value-type="string" office:string-value="0b01101110," calcext:value-type="string">
            <text:p>0b01101110,</text:p>
          </table:table-cell>
          <table:table-cell table:formula="of:=CONCATENATE(&quot;0b&quot;;[.L238];[.M238];[.N238];&quot;,&quot;)" office:value-type="string" office:string-value="0b00001110," calcext:value-type="string">
            <text:p>0b00001110,</text:p>
          </table:table-cell>
          <table:table-cell table:formula="of:=CONCATENATE(&quot;0b&quot;;[.L238];[.O238];[.N2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39]=1;0;1) ;IF([.D239];0;1);IF([.E239];1;0);IF([.F2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9];[.M239];[.N239];&quot;,&quot;)" office:value-type="string" office:string-value="0b01101110," calcext:value-type="string">
            <text:p>0b01101110,</text:p>
          </table:table-cell>
          <table:table-cell table:formula="of:=CONCATENATE(&quot;0b&quot;;[.L239];[.M239];[.N239];&quot;,&quot;)" office:value-type="string" office:string-value="0b00001110," calcext:value-type="string">
            <text:p>0b00001110,</text:p>
          </table:table-cell>
          <table:table-cell table:formula="of:=CONCATENATE(&quot;0b&quot;;[.L239];[.O239];[.N2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0]=1;0;1) ;IF([.D240];0;1);IF([.E240];1;0);IF([.F2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0];[.M240];[.N240];&quot;,&quot;)" office:value-type="string" office:string-value="0b01101110," calcext:value-type="string">
            <text:p>0b01101110,</text:p>
          </table:table-cell>
          <table:table-cell table:formula="of:=CONCATENATE(&quot;0b&quot;;[.L240];[.M240];[.N240];&quot;,&quot;)" office:value-type="string" office:string-value="0b00001110," calcext:value-type="string">
            <text:p>0b00001110,</text:p>
          </table:table-cell>
          <table:table-cell table:formula="of:=CONCATENATE(&quot;0b&quot;;[.L240];[.O240];[.N2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1]=1;0;1) ;IF([.D241];0;1);IF([.E241];1;0);IF([.F2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1];[.M241];[.N241];&quot;,&quot;)" office:value-type="string" office:string-value="0b01101110," calcext:value-type="string">
            <text:p>0b01101110,</text:p>
          </table:table-cell>
          <table:table-cell table:formula="of:=CONCATENATE(&quot;0b&quot;;[.L241];[.M241];[.N241];&quot;,&quot;)" office:value-type="string" office:string-value="0b00001110," calcext:value-type="string">
            <text:p>0b00001110,</text:p>
          </table:table-cell>
          <table:table-cell table:formula="of:=CONCATENATE(&quot;0b&quot;;[.L241];[.O241];[.N2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2]=1;0;1) ;IF([.D242];0;1);IF([.E242];1;0);IF([.F2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2];[.M242];[.N242];&quot;,&quot;)" office:value-type="string" office:string-value="0b01101110," calcext:value-type="string">
            <text:p>0b01101110,</text:p>
          </table:table-cell>
          <table:table-cell table:formula="of:=CONCATENATE(&quot;0b&quot;;[.L242];[.M242];[.N242];&quot;,&quot;)" office:value-type="string" office:string-value="0b00001110," calcext:value-type="string">
            <text:p>0b00001110,</text:p>
          </table:table-cell>
          <table:table-cell table:formula="of:=CONCATENATE(&quot;0b&quot;;[.L242];[.O242];[.N2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3]=1;0;1) ;IF([.D243];0;1);IF([.E243];1;0);IF([.F2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3];[.M243];[.N243];&quot;,&quot;)" office:value-type="string" office:string-value="0b01101110," calcext:value-type="string">
            <text:p>0b01101110,</text:p>
          </table:table-cell>
          <table:table-cell table:formula="of:=CONCATENATE(&quot;0b&quot;;[.L243];[.M243];[.N243];&quot;,&quot;)" office:value-type="string" office:string-value="0b00001110," calcext:value-type="string">
            <text:p>0b00001110,</text:p>
          </table:table-cell>
          <table:table-cell table:formula="of:=CONCATENATE(&quot;0b&quot;;[.L243];[.O243];[.N2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4]=1;0;1) ;IF([.D244];0;1);IF([.E244];1;0);IF([.F24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4];[.M244];[.N244];&quot;,&quot;)" office:value-type="string" office:string-value="0b01101110," calcext:value-type="string">
            <text:p>0b01101110,</text:p>
          </table:table-cell>
          <table:table-cell table:formula="of:=CONCATENATE(&quot;0b&quot;;[.L244];[.M244];[.N244];&quot;,&quot;)" office:value-type="string" office:string-value="0b00001110," calcext:value-type="string">
            <text:p>0b00001110,</text:p>
          </table:table-cell>
          <table:table-cell table:formula="of:=CONCATENATE(&quot;0b&quot;;[.L244];[.O244];[.N2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5]=1;0;1) ;IF([.D245];0;1);IF([.E245];1;0);IF([.F24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5];[.M245];[.N245];&quot;,&quot;)" office:value-type="string" office:string-value="0b01101110," calcext:value-type="string">
            <text:p>0b01101110,</text:p>
          </table:table-cell>
          <table:table-cell table:formula="of:=CONCATENATE(&quot;0b&quot;;[.L245];[.M245];[.N245];&quot;,&quot;)" office:value-type="string" office:string-value="0b00001110," calcext:value-type="string">
            <text:p>0b00001110,</text:p>
          </table:table-cell>
          <table:table-cell table:formula="of:=CONCATENATE(&quot;0b&quot;;[.L245];[.O245];[.N2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6]=1;0;1) ;IF([.D246];0;1);IF([.E246];1;0);IF([.F24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6];[.M246];[.N246];&quot;,&quot;)" office:value-type="string" office:string-value="0b01101110," calcext:value-type="string">
            <text:p>0b01101110,</text:p>
          </table:table-cell>
          <table:table-cell table:formula="of:=CONCATENATE(&quot;0b&quot;;[.L246];[.M246];[.N246];&quot;,&quot;)" office:value-type="string" office:string-value="0b00001110," calcext:value-type="string">
            <text:p>0b00001110,</text:p>
          </table:table-cell>
          <table:table-cell table:formula="of:=CONCATENATE(&quot;0b&quot;;[.L246];[.O246];[.N2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7]=1;0;1) ;IF([.D247];0;1);IF([.E247];1;0);IF([.F24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7];[.M247];[.N247];&quot;,&quot;)" office:value-type="string" office:string-value="0b01101110," calcext:value-type="string">
            <text:p>0b01101110,</text:p>
          </table:table-cell>
          <table:table-cell table:formula="of:=CONCATENATE(&quot;0b&quot;;[.L247];[.M247];[.N247];&quot;,&quot;)" office:value-type="string" office:string-value="0b00001110," calcext:value-type="string">
            <text:p>0b00001110,</text:p>
          </table:table-cell>
          <table:table-cell table:formula="of:=CONCATENATE(&quot;0b&quot;;[.L247];[.O247];[.N2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8]=1;0;1) ;IF([.D248];0;1);IF([.E248];1;0);IF([.F24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8];[.M248];[.N248];&quot;,&quot;)" office:value-type="string" office:string-value="0b01101110," calcext:value-type="string">
            <text:p>0b01101110,</text:p>
          </table:table-cell>
          <table:table-cell table:formula="of:=CONCATENATE(&quot;0b&quot;;[.L248];[.M248];[.N248];&quot;,&quot;)" office:value-type="string" office:string-value="0b00001110," calcext:value-type="string">
            <text:p>0b00001110,</text:p>
          </table:table-cell>
          <table:table-cell table:formula="of:=CONCATENATE(&quot;0b&quot;;[.L248];[.O248];[.N2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49]=1;0;1) ;IF([.D249];0;1);IF([.E249];1;0);IF([.F24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9];[.M249];[.N249];&quot;,&quot;)" office:value-type="string" office:string-value="0b01101110," calcext:value-type="string">
            <text:p>0b01101110,</text:p>
          </table:table-cell>
          <table:table-cell table:formula="of:=CONCATENATE(&quot;0b&quot;;[.L249];[.M249];[.N249];&quot;,&quot;)" office:value-type="string" office:string-value="0b00001110," calcext:value-type="string">
            <text:p>0b00001110,</text:p>
          </table:table-cell>
          <table:table-cell table:formula="of:=CONCATENATE(&quot;0b&quot;;[.L249];[.O249];[.N2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0]=1;0;1) ;IF([.D250];0;1);IF([.E250];1;0);IF([.F25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0];[.M250];[.N250];&quot;,&quot;)" office:value-type="string" office:string-value="0b01101110," calcext:value-type="string">
            <text:p>0b01101110,</text:p>
          </table:table-cell>
          <table:table-cell table:formula="of:=CONCATENATE(&quot;0b&quot;;[.L250];[.M250];[.N250];&quot;,&quot;)" office:value-type="string" office:string-value="0b00001110," calcext:value-type="string">
            <text:p>0b00001110,</text:p>
          </table:table-cell>
          <table:table-cell table:formula="of:=CONCATENATE(&quot;0b&quot;;[.L250];[.O250];[.N2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1]=1;0;1) ;IF([.D251];0;1);IF([.E251];1;0);IF([.F25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1];[.M251];[.N251];&quot;,&quot;)" office:value-type="string" office:string-value="0b01101110," calcext:value-type="string">
            <text:p>0b01101110,</text:p>
          </table:table-cell>
          <table:table-cell table:formula="of:=CONCATENATE(&quot;0b&quot;;[.L251];[.M251];[.N251];&quot;,&quot;)" office:value-type="string" office:string-value="0b00001110," calcext:value-type="string">
            <text:p>0b00001110,</text:p>
          </table:table-cell>
          <table:table-cell table:formula="of:=CONCATENATE(&quot;0b&quot;;[.L251];[.O251];[.N2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2]=1;0;1) ;IF([.D252];0;1);IF([.E252];1;0);IF([.F25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2];[.M252];[.N252];&quot;,&quot;)" office:value-type="string" office:string-value="0b01101110," calcext:value-type="string">
            <text:p>0b01101110,</text:p>
          </table:table-cell>
          <table:table-cell table:formula="of:=CONCATENATE(&quot;0b&quot;;[.L252];[.M252];[.N252];&quot;,&quot;)" office:value-type="string" office:string-value="0b00001110," calcext:value-type="string">
            <text:p>0b00001110,</text:p>
          </table:table-cell>
          <table:table-cell table:formula="of:=CONCATENATE(&quot;0b&quot;;[.L252];[.O252];[.N2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3]=1;0;1) ;IF([.D253];0;1);IF([.E253];1;0);IF([.F25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3];[.M253];[.N253];&quot;,&quot;)" office:value-type="string" office:string-value="0b01101110," calcext:value-type="string">
            <text:p>0b01101110,</text:p>
          </table:table-cell>
          <table:table-cell table:formula="of:=CONCATENATE(&quot;0b&quot;;[.L253];[.M253];[.N253];&quot;,&quot;)" office:value-type="string" office:string-value="0b00001110," calcext:value-type="string">
            <text:p>0b00001110,</text:p>
          </table:table-cell>
          <table:table-cell table:formula="of:=CONCATENATE(&quot;0b&quot;;[.L253];[.O253];[.N2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4]=1;0;1) ;IF([.D254];0;1);IF([.E254];1;0);IF([.F25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4];[.M254];[.N254];&quot;,&quot;)" office:value-type="string" office:string-value="0b01101110," calcext:value-type="string">
            <text:p>0b01101110,</text:p>
          </table:table-cell>
          <table:table-cell table:formula="of:=CONCATENATE(&quot;0b&quot;;[.L254];[.M254];[.N254];&quot;,&quot;)" office:value-type="string" office:string-value="0b00001110," calcext:value-type="string">
            <text:p>0b00001110,</text:p>
          </table:table-cell>
          <table:table-cell table:formula="of:=CONCATENATE(&quot;0b&quot;;[.L254];[.O254];[.N2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5]=1;0;1) ;IF([.D255];0;1);IF([.E255];1;0);IF([.F25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5];[.M255];[.N255];&quot;,&quot;)" office:value-type="string" office:string-value="0b01101110," calcext:value-type="string">
            <text:p>0b01101110,</text:p>
          </table:table-cell>
          <table:table-cell table:formula="of:=CONCATENATE(&quot;0b&quot;;[.L255];[.M255];[.N255];&quot;,&quot;)" office:value-type="string" office:string-value="0b00001110," calcext:value-type="string">
            <text:p>0b00001110,</text:p>
          </table:table-cell>
          <table:table-cell table:formula="of:=CONCATENATE(&quot;0b&quot;;[.L255];[.O255];[.N2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6]=1;0;1) ;IF([.D256];0;1);IF([.E256];1;0);IF([.F25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6];[.M256];[.N256];&quot;,&quot;)" office:value-type="string" office:string-value="0b01101110," calcext:value-type="string">
            <text:p>0b01101110,</text:p>
          </table:table-cell>
          <table:table-cell table:formula="of:=CONCATENATE(&quot;0b&quot;;[.L256];[.M256];[.N256];&quot;,&quot;)" office:value-type="string" office:string-value="0b00001110," calcext:value-type="string">
            <text:p>0b00001110,</text:p>
          </table:table-cell>
          <table:table-cell table:formula="of:=CONCATENATE(&quot;0b&quot;;[.L256];[.O256];[.N2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7]=1;0;1) ;IF([.D257];0;1);IF([.E257];1;0);IF([.F25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7];[.M257];[.N257];&quot;,&quot;)" office:value-type="string" office:string-value="0b01101110," calcext:value-type="string">
            <text:p>0b01101110,</text:p>
          </table:table-cell>
          <table:table-cell table:formula="of:=CONCATENATE(&quot;0b&quot;;[.L257];[.M257];[.N257];&quot;,&quot;)" office:value-type="string" office:string-value="0b00001110," calcext:value-type="string">
            <text:p>0b00001110,</text:p>
          </table:table-cell>
          <table:table-cell table:formula="of:=CONCATENATE(&quot;0b&quot;;[.L257];[.O257];[.N2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8]=1;0;1) ;IF([.D258];0;1);IF([.E258];1;0);IF([.F25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8];[.M258];[.N258];&quot;,&quot;)" office:value-type="string" office:string-value="0b01101110," calcext:value-type="string">
            <text:p>0b01101110,</text:p>
          </table:table-cell>
          <table:table-cell table:formula="of:=CONCATENATE(&quot;0b&quot;;[.L258];[.M258];[.N258];&quot;,&quot;)" office:value-type="string" office:string-value="0b00001110," calcext:value-type="string">
            <text:p>0b00001110,</text:p>
          </table:table-cell>
          <table:table-cell table:formula="of:=CONCATENATE(&quot;0b&quot;;[.L258];[.O258];[.N2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59]=1;0;1) ;IF([.D259];0;1);IF([.E259];1;0);IF([.F25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9];[.M259];[.N259];&quot;,&quot;)" office:value-type="string" office:string-value="0b01101110," calcext:value-type="string">
            <text:p>0b01101110,</text:p>
          </table:table-cell>
          <table:table-cell table:formula="of:=CONCATENATE(&quot;0b&quot;;[.L259];[.M259];[.N259];&quot;,&quot;)" office:value-type="string" office:string-value="0b00001110," calcext:value-type="string">
            <text:p>0b00001110,</text:p>
          </table:table-cell>
          <table:table-cell table:formula="of:=CONCATENATE(&quot;0b&quot;;[.L259];[.O259];[.N2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0]=1;0;1) ;IF([.D260];0;1);IF([.E260];1;0);IF([.F26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0];[.M260];[.N260];&quot;,&quot;)" office:value-type="string" office:string-value="0b01101110," calcext:value-type="string">
            <text:p>0b01101110,</text:p>
          </table:table-cell>
          <table:table-cell table:formula="of:=CONCATENATE(&quot;0b&quot;;[.L260];[.M260];[.N260];&quot;,&quot;)" office:value-type="string" office:string-value="0b00001110," calcext:value-type="string">
            <text:p>0b00001110,</text:p>
          </table:table-cell>
          <table:table-cell table:formula="of:=CONCATENATE(&quot;0b&quot;;[.L260];[.O260];[.N2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1]=1;0;1) ;IF([.D261];0;1);IF([.E261];1;0);IF([.F26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1];[.M261];[.N261];&quot;,&quot;)" office:value-type="string" office:string-value="0b01101110," calcext:value-type="string">
            <text:p>0b01101110,</text:p>
          </table:table-cell>
          <table:table-cell table:formula="of:=CONCATENATE(&quot;0b&quot;;[.L261];[.M261];[.N261];&quot;,&quot;)" office:value-type="string" office:string-value="0b00001110," calcext:value-type="string">
            <text:p>0b00001110,</text:p>
          </table:table-cell>
          <table:table-cell table:formula="of:=CONCATENATE(&quot;0b&quot;;[.L261];[.O261];[.N2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2]=1;0;1) ;IF([.D262];0;1);IF([.E262];1;0);IF([.F26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2];[.M262];[.N262];&quot;,&quot;)" office:value-type="string" office:string-value="0b01101110," calcext:value-type="string">
            <text:p>0b01101110,</text:p>
          </table:table-cell>
          <table:table-cell table:formula="of:=CONCATENATE(&quot;0b&quot;;[.L262];[.M262];[.N262];&quot;,&quot;)" office:value-type="string" office:string-value="0b00001110," calcext:value-type="string">
            <text:p>0b00001110,</text:p>
          </table:table-cell>
          <table:table-cell table:formula="of:=CONCATENATE(&quot;0b&quot;;[.L262];[.O262];[.N2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3]=1;0;1) ;IF([.D263];0;1);IF([.E263];1;0);IF([.F26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3];[.M263];[.N263];&quot;,&quot;)" office:value-type="string" office:string-value="0b01101110," calcext:value-type="string">
            <text:p>0b01101110,</text:p>
          </table:table-cell>
          <table:table-cell table:formula="of:=CONCATENATE(&quot;0b&quot;;[.L263];[.M263];[.N263];&quot;,&quot;)" office:value-type="string" office:string-value="0b00001110," calcext:value-type="string">
            <text:p>0b00001110,</text:p>
          </table:table-cell>
          <table:table-cell table:formula="of:=CONCATENATE(&quot;0b&quot;;[.L263];[.O263];[.N2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4]=1;0;1) ;IF([.D264];0;1);IF([.E264];1;0);IF([.F26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4];[.M264];[.N264];&quot;,&quot;)" office:value-type="string" office:string-value="0b01101110," calcext:value-type="string">
            <text:p>0b01101110,</text:p>
          </table:table-cell>
          <table:table-cell table:formula="of:=CONCATENATE(&quot;0b&quot;;[.L264];[.M264];[.N264];&quot;,&quot;)" office:value-type="string" office:string-value="0b00001110," calcext:value-type="string">
            <text:p>0b00001110,</text:p>
          </table:table-cell>
          <table:table-cell table:formula="of:=CONCATENATE(&quot;0b&quot;;[.L264];[.O264];[.N2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5]=1;0;1) ;IF([.D265];0;1);IF([.E265];1;0);IF([.F26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5];[.M265];[.N265];&quot;,&quot;)" office:value-type="string" office:string-value="0b01101110," calcext:value-type="string">
            <text:p>0b01101110,</text:p>
          </table:table-cell>
          <table:table-cell table:formula="of:=CONCATENATE(&quot;0b&quot;;[.L265];[.M265];[.N265];&quot;,&quot;)" office:value-type="string" office:string-value="0b00001110," calcext:value-type="string">
            <text:p>0b00001110,</text:p>
          </table:table-cell>
          <table:table-cell table:formula="of:=CONCATENATE(&quot;0b&quot;;[.L265];[.O265];[.N2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formula="of:=CONCATENATE(IF([.C266]=1;0;1) ;IF([.D266];0;1);IF([.E266];1;0);IF([.F26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6];[.M266];[.N266];&quot;,&quot;)" office:value-type="string" office:string-value="0b01101110," calcext:value-type="string">
            <text:p>0b01101110,</text:p>
          </table:table-cell>
          <table:table-cell table:formula="of:=CONCATENATE(&quot;0b&quot;;[.L266];[.M266];[.N266];&quot;,&quot;)" office:value-type="string" office:string-value="0b00001110," calcext:value-type="string">
            <text:p>0b00001110,</text:p>
          </table:table-cell>
          <table:table-cell table:formula="of:=CONCATENATE(&quot;0b&quot;;[.L266];[.O266];[.N266];&quot;,&quot;)" office:value-type="string" office:string-value="0b00000010," calcext:value-type="string">
            <text:p>0b00000010,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7" table:number-columns-repeated="130" table:default-cell-style-name="Default"/>
        <table:table-row table:style-name="ro1" table:number-rows-repeated="6">
          <table:table-cell table:number-columns-repeated="130"/>
        </table:table-row>
        <table:table-row table:style-name="ro1">
          <table:table-cell office:value-type="string" calcext:value-type="string">
            <text:p>Step_table_normal_forward</text:p>
          </table:table-cell>
          <table:table-cell/>
          <table:table-cell table:number-columns-repeated="33" table:style-name="ce29" office:value-type="string" calcext:value-type="string">
            <text:p>0b10101100,</text:p>
          </table:table-cell>
          <table:table-cell table:number-columns-repeated="32" table:style-name="ce29" office:value-type="string" calcext:value-type="string">
            <text:p>0b01101100,</text:p>
          </table:table-cell>
          <table:table-cell table:number-columns-repeated="32" table:style-name="ce29" office:value-type="string" calcext:value-type="string">
            <text:p>0b01011100,</text:p>
          </table:table-cell>
          <table:table-cell table:number-columns-repeated="31" table:style-name="ce29" office:value-type="string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Step_table_normal_reverse</text:p>
          </table:table-cell>
          <table:table-cell/>
          <table:table-cell table:number-columns-repeated="33" table:style-name="ce29" office:value-type="string" calcext:value-type="string">
            <text:p>0b10011100,</text:p>
          </table:table-cell>
          <table:table-cell table:number-columns-repeated="32" table:style-name="ce29" office:value-type="string" calcext:value-type="string">
            <text:p>0b01011100,</text:p>
          </table:table-cell>
          <table:table-cell table:number-columns-repeated="32" table:style-name="ce29" office:value-type="string" calcext:value-type="string">
            <text:p>0b01101100,</text:p>
          </table:table-cell>
          <table:table-cell table:number-columns-repeated="31" table:style-name="ce29" office:value-type="string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Step_table_fast_deacy_forward</text:p>
          </table:table-cell>
          <table:table-cell/>
          <table:table-cell table:number-columns-repeated="33" table:style-name="ce25" office:value-type="string" calcext:value-type="string">
            <text:p>0b01101110,</text:p>
          </table:table-cell>
          <table:table-cell table:number-columns-repeated="32" table:style-name="ce25" office:value-type="string" calcext:value-type="string">
            <text:p>0b10101110,</text:p>
          </table:table-cell>
          <table:table-cell table:number-columns-repeated="32" table:style-name="ce25" office:value-type="string" calcext:value-type="string">
            <text:p>0b10011110,</text:p>
          </table:table-cell>
          <table:table-cell table:number-columns-repeated="31" table:style-name="ce25" office:value-type="string" calcext:value-type="string">
            <text:p>0b01011110,</text:p>
          </table:table-cell>
        </table:table-row>
        <table:table-row table:style-name="ro2">
          <table:table-cell table:style-name="ce44" office:value-type="string" calcext:value-type="string">
            <text:p>Step_table_fast_deacy_reverse</text:p>
          </table:table-cell>
          <table:table-cell/>
          <table:table-cell table:number-columns-repeated="33" table:style-name="ce29" office:value-type="string" calcext:value-type="string">
            <text:p>0b01011110,</text:p>
          </table:table-cell>
          <table:table-cell table:number-columns-repeated="32" table:style-name="ce29" office:value-type="string" calcext:value-type="string">
            <text:p>0b10011110,</text:p>
          </table:table-cell>
          <table:table-cell table:number-columns-repeated="32" table:style-name="ce29" office:value-type="string" calcext:value-type="string">
            <text:p>0b10101110,</text:p>
          </table:table-cell>
          <table:table-cell table:number-columns-repeated="31" table:style-name="ce29" office:value-type="string" calcext:value-type="string">
            <text:p>0b01101110,</text:p>
          </table:table-cell>
        </table:table-row>
        <table:table-row table:style-name="ro2">
          <table:table-cell table:style-name="ce45" office:value-type="string" calcext:value-type="string">
            <text:p>decay_table_Sin_PhaseA_forward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3" table:style-name="ce29" office:value-type="string" calcext:value-type="string">
            <text:p>Mixed,</text:p>
          </table:table-cell>
          <table:table-cell table:number-columns-repeated="32" table:style-name="ce29" office:value-type="string" calcext:value-type="string">
            <text:p>Slow,</text:p>
          </table:table-cell>
          <table:table-cell table:number-columns-repeated="32" table:style-name="ce29" office:value-type="string" calcext:value-type="string">
            <text:p>Mixed,</text:p>
          </table:table-cell>
          <table:table-cell table:number-columns-repeated="31" table:style-name="ce29" office:value-type="string" calcext:value-type="string">
            <text:p>Slow,</text:p>
          </table:table-cell>
        </table:table-row>
        <table:table-row table:style-name="ro3">
          <table:table-cell table:style-name="ce46" office:value-type="string" calcext:value-type="string">
            <text:p><text:span text:style-name="T1"> </text:span><text:span text:style-name="T2">decay_modes</text:span><text:span text:style-name="T1"> decay_table_Sin_PhaseA_reverse[128]</text:span>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2" table:style-name="ce25" office:value-type="string" calcext:value-type="string">
            <text:p>Mixed,</text:p>
          </table:table-cell>
          <table:table-cell table:number-columns-repeated="32" table:style-name="ce25" office:value-type="string" calcext:value-type="string">
            <text:p>Slow,</text:p>
          </table:table-cell>
          <table:table-cell table:number-columns-repeated="32" table:style-name="ce25" office:value-type="string" calcext:value-type="string">
            <text:p>Mixed,</text:p>
          </table:table-cell>
          <table:table-cell table:number-columns-repeated="32" table:style-name="ce25" office:value-type="string" calcext:value-type="string">
            <text:p>Slow,</text:p>
          </table:table-cell>
        </table:table-row>
        <table:table-row table:style-name="ro3">
          <table:table-cell table:style-name="ce46" office:value-type="string" calcext:value-type="string">
            <text:p><text:span text:style-name="T1"> </text:span><text:span text:style-name="T2">decay_modes</text:span><text:span text:style-name="T1"> decay_table_Sin_PhaseB_forward</text:span>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3" table:style-name="ce29" office:value-type="string" calcext:value-type="string">
            <text:p>Slow,</text:p>
          </table:table-cell>
          <table:table-cell table:number-columns-repeated="31" table:style-name="ce29" office:value-type="string" calcext:value-type="string">
            <text:p>Mixed,</text:p>
          </table:table-cell>
          <table:table-cell table:number-columns-repeated="33" table:style-name="ce29" office:value-type="string" calcext:value-type="string">
            <text:p>Slow,</text:p>
          </table:table-cell>
          <table:table-cell table:number-columns-repeated="31" table:style-name="ce29" office:value-type="string" calcext:value-type="string">
            <text:p>Mixed,</text:p>
          </table:table-cell>
        </table:table-row>
        <table:table-row table:style-name="ro3">
          <table:table-cell table:style-name="ce46" office:value-type="string" calcext:value-type="string">
            <text:p><text:span text:style-name="T2">decay_modes</text:span><text:span text:style-name="T1"> decay_table_Sin_PhaseB_reverse</text:span>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2" table:style-name="ce29" office:value-type="string" calcext:value-type="string">
            <text:p>Slow,</text:p>
          </table:table-cell>
          <table:table-cell table:number-columns-repeated="32" table:style-name="ce29" office:value-type="string" calcext:value-type="string">
            <text:p>Mixed,</text:p>
          </table:table-cell>
          <table:table-cell table:number-columns-repeated="32" table:style-name="ce29" office:value-type="string" calcext:value-type="string">
            <text:p>Slow,</text:p>
          </table:table-cell>
          <table:table-cell table:number-columns-repeated="32" table:style-name="ce29" office:value-type="string" calcext:value-type="string">
            <text:p>Mixed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1:48:51.029556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6T22:02:56.192954269</dc:date>
    <meta:editing-duration>PT4H37M57S</meta:editing-duration>
    <meta:editing-cycles>23</meta:editing-cycles>
    <meta:document-statistic meta:table-count="4" meta:cell-count="8853" meta:object-count="0"/>
  </office:meta>
</office:document-meta>
</file>